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5" style:family="table">
      <style:table-properties style:width="16.517cm" fo:margin-left="0.007cm" fo:margin-top="0cm" fo:margin-bottom="0cm" table:align="left" style:writing-mode="lr-tb"/>
    </style:style>
    <style:style style:name="Tabla15.A" style:family="table-column">
      <style:table-column-properties style:column-width="2.097cm"/>
    </style:style>
    <style:style style:name="Tabla15.B" style:family="table-column">
      <style:table-column-properties style:column-width="3.406cm"/>
    </style:style>
    <style:style style:name="Tabla15.C" style:family="table-column">
      <style:table-column-properties style:column-width="5.503cm"/>
    </style:style>
    <style:style style:name="Tabla15.D" style:family="table-column">
      <style:table-column-properties style:column-width="5.51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5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5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5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6.517cm" fo:margin-left="0.007cm" fo:margin-top="0cm" fo:margin-bottom="0cm" table:align="left" style:writing-mode="lr-tb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503cm"/>
    </style:style>
    <style:style style:name="Tabla2.D" style:family="table-column">
      <style:table-column-properties style:column-width="5.5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3" style:family="table">
      <style:table-properties style:width="16.517cm" fo:margin-left="0.007cm" fo:margin-top="0cm" fo:margin-bottom="0cm" table:align="left" style:writing-mode="lr-tb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3.406cm"/>
    </style:style>
    <style:style style:name="Tabla3.C" style:family="table-column">
      <style:table-column-properties style:column-width="5.503cm"/>
    </style:style>
    <style:style style:name="Tabla3.D" style:family="table-column">
      <style:table-column-properties style:column-width="5.5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6" style:family="table">
      <style:table-properties style:width="16.517cm" fo:margin-left="0.007cm" fo:margin-top="0cm" fo:margin-bottom="0cm" table:align="left" style:writing-mode="lr-tb"/>
    </style:style>
    <style:style style:name="Tabla6.A" style:family="table-column">
      <style:table-column-properties style:column-width="1.796cm"/>
    </style:style>
    <style:style style:name="Tabla6.B" style:family="table-column">
      <style:table-column-properties style:column-width="3.708cm"/>
    </style:style>
    <style:style style:name="Tabla6.C" style:family="table-column">
      <style:table-column-properties style:column-width="5.503cm"/>
    </style:style>
    <style:style style:name="Tabla6.D" style:family="table-column">
      <style:table-column-properties style:column-width="5.5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7" style:family="table">
      <style:table-properties style:width="16.517cm" fo:margin-left="0.007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3.708cm"/>
    </style:style>
    <style:style style:name="Tabla7.C" style:family="table-column">
      <style:table-column-properties style:column-width="5.503cm"/>
    </style:style>
    <style:style style:name="Tabla7.D" style:family="table-column">
      <style:table-column-properties style:column-width="5.51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8" style:family="table">
      <style:table-properties style:width="16.517cm" fo:margin-left="0.007cm" fo:margin-top="0cm" fo:margin-bottom="0cm" table:align="left" style:writing-mode="lr-tb"/>
    </style:style>
    <style:style style:name="Tabla8.A" style:family="table-column">
      <style:table-column-properties style:column-width="1.796cm"/>
    </style:style>
    <style:style style:name="Tabla8.B" style:family="table-column">
      <style:table-column-properties style:column-width="3.708cm"/>
    </style:style>
    <style:style style:name="Tabla8.C" style:family="table-column">
      <style:table-column-properties style:column-width="5.503cm"/>
    </style:style>
    <style:style style:name="Tabla8.D" style:family="table-column">
      <style:table-column-properties style:column-width="5.5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9" style:family="table">
      <style:table-properties style:width="16.517cm" fo:margin-left="0.007cm" fo:margin-top="0cm" fo:margin-bottom="0cm" table:align="left" style:writing-mode="lr-tb"/>
    </style:style>
    <style:style style:name="Tabla9.A" style:family="table-column">
      <style:table-column-properties style:column-width="1.796cm"/>
    </style:style>
    <style:style style:name="Tabla9.B" style:family="table-column">
      <style:table-column-properties style:column-width="3.708cm"/>
    </style:style>
    <style:style style:name="Tabla9.C" style:family="table-column">
      <style:table-column-properties style:column-width="5.503cm"/>
    </style:style>
    <style:style style:name="Tabla9.D" style:family="table-column">
      <style:table-column-properties style:column-width="5.5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16.517cm" fo:margin-left="0.007cm" fo:margin-top="0cm" fo:margin-bottom="0cm" table:align="left" style:writing-mode="lr-tb"/>
    </style:style>
    <style:style style:name="Tabla10.A" style:family="table-column">
      <style:table-column-properties style:column-width="1.796cm"/>
    </style:style>
    <style:style style:name="Tabla10.B" style:family="table-column">
      <style:table-column-properties style:column-width="3.708cm"/>
    </style:style>
    <style:style style:name="Tabla10.C" style:family="table-column">
      <style:table-column-properties style:column-width="5.503cm"/>
    </style:style>
    <style:style style:name="Tabla10.D" style:family="table-column">
      <style:table-column-properties style:column-width="5.5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0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0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0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1" style:family="table">
      <style:table-properties style:width="16.517cm" fo:margin-left="0.007cm" fo:margin-top="0cm" fo:margin-bottom="0cm" table:align="left" style:writing-mode="lr-tb"/>
    </style:style>
    <style:style style:name="Tabla11.A" style:family="table-column">
      <style:table-column-properties style:column-width="1.796cm"/>
    </style:style>
    <style:style style:name="Tabla11.B" style:family="table-column">
      <style:table-column-properties style:column-width="3.708cm"/>
    </style:style>
    <style:style style:name="Tabla11.C" style:family="table-column">
      <style:table-column-properties style:column-width="5.503cm"/>
    </style:style>
    <style:style style:name="Tabla11.D" style:family="table-column">
      <style:table-column-properties style:column-width="5.5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1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1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1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2" style:family="table">
      <style:table-properties style:width="16.517cm" fo:margin-left="0.007cm" fo:margin-top="0cm" fo:margin-bottom="0cm" table:align="left" style:writing-mode="lr-tb"/>
    </style:style>
    <style:style style:name="Tabla12.A" style:family="table-column">
      <style:table-column-properties style:column-width="1.796cm"/>
    </style:style>
    <style:style style:name="Tabla12.B" style:family="table-column">
      <style:table-column-properties style:column-width="3.708cm"/>
    </style:style>
    <style:style style:name="Tabla12.C" style:family="table-column">
      <style:table-column-properties style:column-width="5.503cm"/>
    </style:style>
    <style:style style:name="Tabla12.D" style:family="table-column">
      <style:table-column-properties style:column-width="5.51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P7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cccc" officeooo:paragraph-rsid="00b654f2"/>
    </style:style>
    <style:style style:name="P9" style:family="paragraph" style:parent-style-name="Table_20_Contents">
      <style:paragraph-properties fo:text-align="center" style:justify-single-word="false"/>
      <style:text-properties fo:color="#cccccc" officeooo:paragraph-rsid="00cd596a"/>
    </style:style>
    <style:style style:name="P10" style:family="paragraph" style:parent-style-name="Table_20_Contents">
      <style:paragraph-properties fo:text-align="center" style:justify-single-word="false"/>
      <style:text-properties fo:color="#cccccc" officeooo:rsid="00b7ded0" officeooo:paragraph-rsid="00b7ded0"/>
    </style:style>
    <style:style style:name="P11" style:family="paragraph" style:parent-style-name="Table_20_Contents">
      <style:paragraph-properties fo:text-align="center" style:justify-single-word="false"/>
      <style:text-properties fo:color="#cccccc" officeooo:rsid="00b7ded0" officeooo:paragraph-rsid="00cd596a"/>
    </style:style>
    <style:style style:name="P12" style:family="paragraph" style:parent-style-name="Table_20_Contents">
      <style:paragraph-properties fo:text-align="center" style:justify-single-word="false"/>
      <style:text-properties fo:color="#cccccc" officeooo:rsid="00b80c3c" officeooo:paragraph-rsid="00b80c3c"/>
    </style:style>
    <style:style style:name="P13" style:family="paragraph" style:parent-style-name="Table_20_Contents">
      <style:paragraph-properties fo:text-align="center" style:justify-single-word="false"/>
      <style:text-properties fo:color="#cccccc" officeooo:rsid="00b80c3c" officeooo:paragraph-rsid="00cd596a"/>
    </style:style>
    <style:style style:name="P14" style:family="paragraph" style:parent-style-name="Table_20_Contents">
      <style:paragraph-properties fo:text-align="center" style:justify-single-word="false"/>
      <style:text-properties officeooo:paragraph-rsid="00b654f2"/>
    </style:style>
    <style:style style:name="P15" style:family="paragraph" style:parent-style-name="Table_20_Contents">
      <style:paragraph-properties fo:text-align="center" style:justify-single-word="false"/>
      <style:text-properties officeooo:paragraph-rsid="00cd596a"/>
    </style:style>
    <style:style style:name="P16" style:family="paragraph" style:parent-style-name="Table_20_Contents">
      <style:paragraph-properties fo:text-align="center" style:justify-single-word="false"/>
      <style:text-properties officeooo:rsid="00b654f2" officeooo:paragraph-rsid="00b654f2"/>
    </style:style>
    <style:style style:name="P17" style:family="paragraph" style:parent-style-name="Table_20_Contents">
      <style:paragraph-properties fo:text-align="center" style:justify-single-word="false"/>
      <style:text-properties officeooo:rsid="00b654f2" officeooo:paragraph-rsid="00cd596a"/>
    </style:style>
    <style:style style:name="P18" style:family="paragraph" style:parent-style-name="Table_20_Contents">
      <style:text-properties officeooo:rsid="00b7ded0" officeooo:paragraph-rsid="00b7ded0"/>
    </style:style>
    <style:style style:name="P19" style:family="paragraph" style:parent-style-name="Table_20_Contents">
      <style:paragraph-properties fo:text-align="center" style:justify-single-word="false"/>
      <style:text-properties officeooo:rsid="00b80c3c" officeooo:paragraph-rsid="00b80c3c"/>
    </style:style>
    <style:style style:name="P20" style:family="paragraph" style:parent-style-name="Table_20_Contents">
      <style:paragraph-properties fo:text-align="start" style:justify-single-word="false"/>
      <style:text-properties officeooo:rsid="00bae46f" officeooo:paragraph-rsid="00bae46f"/>
    </style:style>
    <style:style style:name="P21" style:family="paragraph" style:parent-style-name="Table_20_Contents">
      <style:paragraph-properties fo:text-align="start" style:justify-single-word="false"/>
      <style:text-properties officeooo:rsid="00bae46f" officeooo:paragraph-rsid="00cbe626"/>
    </style:style>
    <style:style style:name="P22" style:family="paragraph" style:parent-style-name="Table_20_Contents">
      <style:paragraph-properties fo:text-align="center" style:justify-single-word="false"/>
      <style:text-properties officeooo:rsid="00bae46f" officeooo:paragraph-rsid="00bae46f"/>
    </style:style>
    <style:style style:name="P23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bdb7c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beb2a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color="#007826" officeooo:rsid="00beb2af" officeooo:paragraph-rsid="00beb2af"/>
    </style:style>
    <style:style style:name="P26" style:family="paragraph" style:parent-style-name="Table_20_Contents">
      <style:paragraph-properties fo:text-align="start" style:justify-single-word="false"/>
      <style:text-properties officeooo:rsid="00beb2af" officeooo:paragraph-rsid="00beb2af"/>
    </style:style>
    <style:style style:name="P27" style:family="paragraph" style:parent-style-name="Table_20_Contents">
      <style:paragraph-properties fo:text-align="start" style:justify-single-word="false"/>
      <style:text-properties officeooo:rsid="00beb2af" officeooo:paragraph-rsid="00cbe626"/>
    </style:style>
    <style:style style:name="P28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29" style:family="paragraph" style:parent-style-name="Table_20_Contents">
      <style:paragraph-properties fo:text-align="center" style:justify-single-word="false"/>
      <style:text-properties officeooo:rsid="00c19125" officeooo:paragraph-rsid="00c19125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32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35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officeooo:paragraph-rsid="00b654f2"/>
    </style:style>
    <style:style style:name="P38" style:family="paragraph" style:parent-style-name="Standard">
      <style:paragraph-properties fo:text-align="justify" style:justify-single-word="false"/>
      <style:text-properties officeooo:paragraph-rsid="00cd596a"/>
    </style:style>
    <style:style style:name="P39" style:family="paragraph" style:parent-style-name="Standard">
      <style:text-properties style:font-name="Tahoma"/>
    </style:style>
    <style:style style:name="P40" style:family="paragraph" style:parent-style-name="Standard">
      <style:text-properties style:font-name="Tahoma" fo:language="es" fo:country="ES" style:font-name-complex="Tahoma2"/>
    </style:style>
    <style:style style:name="P41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b1702e"/>
    </style:style>
    <style:style style:name="P45" style:family="paragraph" style:parent-style-name="Standard">
      <style:paragraph-properties fo:text-align="justify" style:justify-single-word="false"/>
      <style:text-properties officeooo:rsid="00c62ac0" officeooo:paragraph-rsid="00c62ac0"/>
    </style:style>
    <style:style style:name="P46" style:family="paragraph" style:parent-style-name="Standard">
      <style:paragraph-properties fo:text-align="justify" style:justify-single-word="false"/>
      <style:text-properties officeooo:rsid="00c6ab0d" officeooo:paragraph-rsid="00c6ab0d"/>
    </style:style>
    <style:style style:name="P47" style:family="paragraph" style:parent-style-name="Standard">
      <style:paragraph-properties fo:margin-left="0.751cm" fo:margin-right="0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cd596a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Caption">
      <style:text-properties officeooo:paragraph-rsid="00b654f2"/>
    </style:style>
    <style:style style:name="P51" style:family="paragraph" style:parent-style-name="Caption">
      <style:text-properties officeooo:paragraph-rsid="00cd596a"/>
    </style:style>
    <style:style style:name="P52" style:family="paragraph" style:parent-style-name="Table">
      <style:paragraph-properties fo:keep-with-next="always"/>
      <style:text-properties officeooo:paragraph-rsid="00b654f2"/>
    </style:style>
    <style:style style:name="P53" style:family="paragraph" style:parent-style-name="Table">
      <style:paragraph-properties fo:keep-with-next="always"/>
      <style:text-properties officeooo:paragraph-rsid="00cd596a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cd596a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654f2" fo:hyphenate="fals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/>
      <style:text-properties officeooo:paragraph-rsid="00d430ff"/>
    </style:style>
    <style:style style:name="P58" style:family="paragraph" style:parent-style-name="Standard">
      <style:paragraph-properties fo:text-align="justify" style:justify-single-word="false"/>
      <style:text-properties officeooo:paragraph-rsid="00e505f8"/>
    </style:style>
    <style:style style:name="P59" style:family="paragraph" style:parent-style-name="Standard">
      <style:paragraph-properties fo:text-align="justify" style:justify-single-word="false"/>
      <style:text-properties officeooo:paragraph-rsid="00fdf28b"/>
    </style:style>
    <style:style style:name="P60" style:family="paragraph" style:parent-style-name="Standard">
      <style:paragraph-properties fo:text-align="justify" style:justify-single-word="false"/>
      <style:text-properties officeooo:paragraph-rsid="010577a6"/>
    </style:style>
    <style:style style:name="P61" style:family="paragraph" style:parent-style-name="Standard">
      <style:paragraph-properties fo:text-align="justify" style:justify-single-word="false"/>
      <style:text-properties officeooo:paragraph-rsid="0117f9b4"/>
    </style:style>
    <style:style style:name="P62" style:family="paragraph" style:parent-style-name="Standard">
      <style:paragraph-properties fo:text-align="justify" style:justify-single-word="false"/>
      <style:text-properties officeooo:paragraph-rsid="01294bc5"/>
    </style:style>
    <style:style style:name="P63" style:family="paragraph" style:parent-style-name="Standard">
      <style:paragraph-properties fo:text-align="justify" style:justify-single-word="false"/>
      <style:text-properties officeooo:paragraph-rsid="01378229"/>
    </style:style>
    <style:style style:name="P64" style:family="paragraph" style:parent-style-name="Standard">
      <style:paragraph-properties fo:text-align="justify" style:justify-single-word="false"/>
      <style:text-properties officeooo:paragraph-rsid="0141e2cb"/>
    </style:style>
    <style:style style:name="P65" style:family="paragraph" style:parent-style-name="Standard">
      <style:paragraph-properties fo:text-align="start" style:justify-single-word="false"/>
      <style:text-properties officeooo:rsid="00bae46f" officeooo:paragraph-rsid="00d7c94a"/>
    </style:style>
    <style:style style:name="P66" style:family="paragraph" style:parent-style-name="Standard">
      <style:paragraph-properties fo:text-align="start" style:justify-single-word="false"/>
      <style:text-properties officeooo:rsid="00bae46f" officeooo:paragraph-rsid="00fdf28b"/>
    </style:style>
    <style:style style:name="P67" style:family="paragraph" style:parent-style-name="Standard">
      <style:paragraph-properties fo:text-align="start" style:justify-single-word="false"/>
      <style:text-properties officeooo:rsid="00bae46f" officeooo:paragraph-rsid="010577a6"/>
    </style:style>
    <style:style style:name="P68" style:family="paragraph" style:parent-style-name="Standard">
      <style:paragraph-properties fo:text-align="start" style:justify-single-word="false"/>
      <style:text-properties officeooo:rsid="00bae46f" officeooo:paragraph-rsid="0117f9b4"/>
    </style:style>
    <style:style style:name="P69" style:family="paragraph" style:parent-style-name="Standard">
      <style:paragraph-properties fo:text-align="start" style:justify-single-word="false"/>
      <style:text-properties officeooo:rsid="00bae46f" officeooo:paragraph-rsid="01294bc5"/>
    </style:style>
    <style:style style:name="P70" style:family="paragraph" style:parent-style-name="Standard">
      <style:paragraph-properties fo:text-align="start" style:justify-single-word="false"/>
      <style:text-properties officeooo:rsid="00bae46f" officeooo:paragraph-rsid="0143de87"/>
    </style:style>
    <style:style style:name="P71" style:family="paragraph" style:parent-style-name="Standard">
      <style:paragraph-properties fo:text-align="start" style:justify-single-word="false"/>
      <style:text-properties officeooo:rsid="00bae46f" officeooo:paragraph-rsid="014b57b5"/>
    </style:style>
    <style:style style:name="P72" style:family="paragraph" style:parent-style-name="Standard">
      <style:paragraph-properties fo:text-align="start" style:justify-single-word="false"/>
      <style:text-properties officeooo:rsid="00bae46f" officeooo:paragraph-rsid="014c472e"/>
    </style:style>
    <style:style style:name="P73" style:family="paragraph" style:parent-style-name="Standard">
      <style:paragraph-properties fo:text-align="start" style:justify-single-word="false"/>
      <style:text-properties fo:color="#007826" fo:font-size="8pt" officeooo:rsid="00bdb7ca" officeooo:paragraph-rsid="00d7c94a" style:font-size-asian="8pt" style:font-size-complex="8pt"/>
    </style:style>
    <style:style style:name="P74" style:family="paragraph" style:parent-style-name="Standard">
      <style:paragraph-properties fo:text-align="start" style:justify-single-word="false"/>
      <style:text-properties fo:color="#007826" officeooo:rsid="00beb2af" officeooo:paragraph-rsid="00d7c94a"/>
    </style:style>
    <style:style style:name="P7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c7f1f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db67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030e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20b9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3410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4ecc5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6a51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7f18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8ae3c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ba98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49ef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a8cb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bfec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b9bd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f47b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05de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dd4a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3de8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835d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333333" style:font-name="Tahoma" fo:font-size="10pt" fo:language="es" fo:country="CO" officeooo:rsid="00beb2af" officeooo:paragraph-rsid="00d7c94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96" style:family="paragraph" style:parent-style-name="Standard">
      <style:text-properties officeooo:paragraph-rsid="0117f9b4"/>
    </style:style>
    <style:style style:name="P97" style:family="paragraph" style:parent-style-name="Standard">
      <style:text-properties officeooo:paragraph-rsid="01294bc5"/>
    </style:style>
    <style:style style:name="P98" style:family="paragraph" style:parent-style-name="Standard">
      <style:text-properties officeooo:paragraph-rsid="01378229"/>
    </style:style>
    <style:style style:name="P99" style:family="paragraph" style:parent-style-name="Standard">
      <style:text-properties officeooo:paragraph-rsid="0141e2cb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cd596a" fo:hyphenate="false" fo:hyphenation-remain-char-count="2" fo:hyphenation-push-char-count="2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d430ff" fo:hyphenate="false" fo:hyphenation-remain-char-count="2" fo:hyphenation-push-char-count="2"/>
    </style:style>
    <style:style style:name="P10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3e5d10" style:language-asian="en" style:country-asian="US" style:language-complex="ar" style:country-complex="SA" fo:hyphenate="false" fo:hyphenation-remain-char-count="2" fo:hyphenation-push-char-count="2"/>
    </style:style>
    <style:style style:name="P10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d430ff" fo:hyphenate="false" fo:hyphenation-remain-char-count="2" fo:hyphenation-push-char-count="2"/>
    </style:style>
    <style:style style:name="P10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e505f8" fo:hyphenate="false" fo:hyphenation-remain-char-count="2" fo:hyphenation-push-char-count="2"/>
    </style:style>
    <style:style style:name="P10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fdf28b" fo:hyphenate="false" fo:hyphenation-remain-char-count="2" fo:hyphenation-push-char-count="2"/>
    </style:style>
    <style:style style:name="P10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10577a6" fo:hyphenate="false" fo:hyphenation-remain-char-count="2" fo:hyphenation-push-char-count="2"/>
    </style:style>
    <style:style style:name="P10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294bc5" style:language-asian="en" style:country-asian="US" style:language-complex="ar" style:country-complex="SA" fo:hyphenate="false" fo:hyphenation-remain-char-count="2" fo:hyphenation-push-char-count="2"/>
    </style:style>
    <style:style style:name="P10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3bf1f1" style:language-asian="en" style:country-asian="US" style:language-complex="ar" style:country-complex="SA" fo:hyphenate="false" fo:hyphenation-remain-char-count="2" fo:hyphenation-push-char-count="2"/>
    </style:style>
    <style:style style:name="P10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1e2cb" style:language-asian="en" style:country-asian="US" style:language-complex="ar" style:country-complex="SA" fo:hyphenate="false" fo:hyphenation-remain-char-count="2" fo:hyphenation-push-char-count="2"/>
    </style:style>
    <style:style style:name="P11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d430ff"/>
    </style:style>
    <style:style style:name="P111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e505f8"/>
    </style:style>
    <style:style style:name="P11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fdf28b"/>
    </style:style>
    <style:style style:name="P1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0577a6"/>
    </style:style>
    <style:style style:name="P1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17f9b4"/>
    </style:style>
    <style:style style:name="P1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294bc5"/>
    </style:style>
    <style:style style:name="P1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378229"/>
    </style:style>
    <style:style style:name="P11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1e2cb"/>
    </style:style>
    <style:style style:name="P11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1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2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fb4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4e0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22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123" style:family="paragraph" style:parent-style-name="Caption">
      <style:text-properties officeooo:paragraph-rsid="00d430ff"/>
    </style:style>
    <style:style style:name="P124" style:family="paragraph" style:parent-style-name="Caption">
      <style:text-properties officeooo:paragraph-rsid="00e505f8"/>
    </style:style>
    <style:style style:name="P12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fdf28b" fo:hyphenate="false" fo:hyphenation-remain-char-count="2" fo:hyphenation-push-char-count="2"/>
    </style:style>
    <style:style style:name="P126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0577a6" fo:hyphenate="false" fo:hyphenation-remain-char-count="2" fo:hyphenation-push-char-count="2"/>
    </style:style>
    <style:style style:name="P127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17f9b4" fo:hyphenate="false" fo:hyphenation-remain-char-count="2" fo:hyphenation-push-char-count="2"/>
    </style:style>
    <style:style style:name="P128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294bc5" fo:hyphenate="false" fo:hyphenation-remain-char-count="2" fo:hyphenation-push-char-count="2"/>
    </style:style>
    <style:style style:name="P129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378229" fo:hyphenate="false" fo:hyphenation-remain-char-count="2" fo:hyphenation-push-char-count="2"/>
    </style:style>
    <style:style style:name="P130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1e2cb" fo:hyphenate="false" fo:hyphenation-remain-char-count="2" fo:hyphenation-push-char-count="2"/>
    </style:style>
    <style:style style:name="P131" style:family="paragraph" style:parent-style-name="Table_20_Contents">
      <style:paragraph-properties fo:text-align="center" style:justify-single-word="false"/>
      <style:text-properties officeooo:paragraph-rsid="00d430ff"/>
    </style:style>
    <style:style style:name="P132" style:family="paragraph" style:parent-style-name="Table_20_Contents">
      <style:paragraph-properties fo:text-align="center" style:justify-single-word="false"/>
      <style:text-properties officeooo:paragraph-rsid="00e505f8"/>
    </style:style>
    <style:style style:name="P133" style:family="paragraph" style:parent-style-name="Table_20_Contents">
      <style:paragraph-properties fo:text-align="center" style:justify-single-word="false"/>
      <style:text-properties officeooo:paragraph-rsid="00fdf28b"/>
    </style:style>
    <style:style style:name="P134" style:family="paragraph" style:parent-style-name="Table_20_Contents">
      <style:paragraph-properties fo:text-align="center" style:justify-single-word="false"/>
      <style:text-properties officeooo:paragraph-rsid="010577a6"/>
    </style:style>
    <style:style style:name="P135" style:family="paragraph" style:parent-style-name="Table_20_Contents">
      <style:paragraph-properties fo:text-align="center" style:justify-single-word="false"/>
      <style:text-properties officeooo:paragraph-rsid="0117f9b4"/>
    </style:style>
    <style:style style:name="P136" style:family="paragraph" style:parent-style-name="Table_20_Contents">
      <style:paragraph-properties fo:text-align="center" style:justify-single-word="false"/>
      <style:text-properties officeooo:paragraph-rsid="01294bc5"/>
    </style:style>
    <style:style style:name="P137" style:family="paragraph" style:parent-style-name="Table_20_Contents">
      <style:paragraph-properties fo:text-align="center" style:justify-single-word="false"/>
      <style:text-properties officeooo:paragraph-rsid="01378229"/>
    </style:style>
    <style:style style:name="P138" style:family="paragraph" style:parent-style-name="Table_20_Contents">
      <style:paragraph-properties fo:text-align="center" style:justify-single-word="false"/>
      <style:text-properties officeooo:paragraph-rsid="0141e2cb"/>
    </style:style>
    <style:style style:name="P139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e7c7b1" style:font-size-asian="8pt" style:font-size-complex="8pt"/>
    </style:style>
    <style:style style:name="P140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00c3a" style:font-size-asian="8pt" style:font-size-complex="8pt"/>
    </style:style>
    <style:style style:name="P141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b63d9" style:font-size-asian="8pt" style:font-size-complex="8pt"/>
    </style:style>
    <style:style style:name="P142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color="#cccccc" officeooo:paragraph-rsid="00d430ff"/>
    </style:style>
    <style:style style:name="P146" style:family="paragraph" style:parent-style-name="Table_20_Contents">
      <style:paragraph-properties fo:text-align="center" style:justify-single-word="false"/>
      <style:text-properties fo:color="#cccccc" officeooo:paragraph-rsid="00e505f8"/>
    </style:style>
    <style:style style:name="P147" style:family="paragraph" style:parent-style-name="Table_20_Contents">
      <style:paragraph-properties fo:text-align="center" style:justify-single-word="false"/>
      <style:text-properties fo:color="#cccccc" officeooo:paragraph-rsid="00fdf28b"/>
    </style:style>
    <style:style style:name="P148" style:family="paragraph" style:parent-style-name="Table_20_Contents">
      <style:paragraph-properties fo:text-align="center" style:justify-single-word="false"/>
      <style:text-properties fo:color="#cccccc" officeooo:paragraph-rsid="010577a6"/>
    </style:style>
    <style:style style:name="P149" style:family="paragraph" style:parent-style-name="Table_20_Contents">
      <style:paragraph-properties fo:text-align="center" style:justify-single-word="false"/>
      <style:text-properties fo:color="#cccccc" officeooo:paragraph-rsid="0117f9b4"/>
    </style:style>
    <style:style style:name="P150" style:family="paragraph" style:parent-style-name="Table_20_Contents">
      <style:paragraph-properties fo:text-align="center" style:justify-single-word="false"/>
      <style:text-properties fo:color="#cccccc" officeooo:paragraph-rsid="01294bc5"/>
    </style:style>
    <style:style style:name="P151" style:family="paragraph" style:parent-style-name="Table_20_Contents">
      <style:paragraph-properties fo:text-align="center" style:justify-single-word="false"/>
      <style:text-properties fo:color="#cccccc" officeooo:paragraph-rsid="01378229"/>
    </style:style>
    <style:style style:name="P152" style:family="paragraph" style:parent-style-name="Table_20_Contents">
      <style:paragraph-properties fo:text-align="center" style:justify-single-word="false"/>
      <style:text-properties fo:color="#cccccc" officeooo:paragraph-rsid="0141e2cb"/>
    </style:style>
    <style:style style:name="P153" style:family="paragraph" style:parent-style-name="Table_20_Contents">
      <style:paragraph-properties fo:text-align="center" style:justify-single-word="false"/>
      <style:text-properties fo:color="#cccccc" officeooo:rsid="00b7ded0" officeooo:paragraph-rsid="00d430ff"/>
    </style:style>
    <style:style style:name="P154" style:family="paragraph" style:parent-style-name="Table_20_Contents">
      <style:paragraph-properties fo:text-align="center" style:justify-single-word="false"/>
      <style:text-properties fo:color="#cccccc" officeooo:rsid="00b7ded0" officeooo:paragraph-rsid="00e505f8"/>
    </style:style>
    <style:style style:name="P155" style:family="paragraph" style:parent-style-name="Table_20_Contents">
      <style:paragraph-properties fo:text-align="center" style:justify-single-word="false"/>
      <style:text-properties fo:color="#cccccc" officeooo:rsid="00b7ded0" officeooo:paragraph-rsid="00fdf28b"/>
    </style:style>
    <style:style style:name="P156" style:family="paragraph" style:parent-style-name="Table_20_Contents">
      <style:paragraph-properties fo:text-align="center" style:justify-single-word="false"/>
      <style:text-properties fo:color="#cccccc" officeooo:rsid="00b7ded0" officeooo:paragraph-rsid="010577a6"/>
    </style:style>
    <style:style style:name="P157" style:family="paragraph" style:parent-style-name="Table_20_Contents">
      <style:paragraph-properties fo:text-align="center" style:justify-single-word="false"/>
      <style:text-properties fo:color="#cccccc" officeooo:rsid="00b7ded0" officeooo:paragraph-rsid="0117f9b4"/>
    </style:style>
    <style:style style:name="P158" style:family="paragraph" style:parent-style-name="Table_20_Contents">
      <style:paragraph-properties fo:text-align="center" style:justify-single-word="false"/>
      <style:text-properties fo:color="#cccccc" officeooo:rsid="00b7ded0" officeooo:paragraph-rsid="01294bc5"/>
    </style:style>
    <style:style style:name="P159" style:family="paragraph" style:parent-style-name="Table_20_Contents">
      <style:paragraph-properties fo:text-align="center" style:justify-single-word="false"/>
      <style:text-properties fo:color="#cccccc" officeooo:rsid="00b7ded0" officeooo:paragraph-rsid="01378229"/>
    </style:style>
    <style:style style:name="P160" style:family="paragraph" style:parent-style-name="Table_20_Contents">
      <style:paragraph-properties fo:text-align="center" style:justify-single-word="false"/>
      <style:text-properties fo:color="#cccccc" officeooo:rsid="00b7ded0" officeooo:paragraph-rsid="0141e2cb"/>
    </style:style>
    <style:style style:name="P161" style:family="paragraph" style:parent-style-name="Table_20_Contents">
      <style:paragraph-properties fo:text-align="center" style:justify-single-word="false"/>
      <style:text-properties fo:color="#cccccc" officeooo:rsid="00b80c3c" officeooo:paragraph-rsid="00d430ff"/>
    </style:style>
    <style:style style:name="P162" style:family="paragraph" style:parent-style-name="Table_20_Contents">
      <style:paragraph-properties fo:text-align="center" style:justify-single-word="false"/>
      <style:text-properties fo:color="#cccccc" officeooo:rsid="00b80c3c" officeooo:paragraph-rsid="00e505f8"/>
    </style:style>
    <style:style style:name="P163" style:family="paragraph" style:parent-style-name="Table_20_Contents">
      <style:paragraph-properties fo:text-align="center" style:justify-single-word="false"/>
      <style:text-properties fo:color="#cccccc" officeooo:rsid="00b80c3c" officeooo:paragraph-rsid="00fdf28b"/>
    </style:style>
    <style:style style:name="P164" style:family="paragraph" style:parent-style-name="Table_20_Contents">
      <style:paragraph-properties fo:text-align="center" style:justify-single-word="false"/>
      <style:text-properties fo:color="#cccccc" officeooo:rsid="00b80c3c" officeooo:paragraph-rsid="010577a6"/>
    </style:style>
    <style:style style:name="P165" style:family="paragraph" style:parent-style-name="Table_20_Contents">
      <style:paragraph-properties fo:text-align="center" style:justify-single-word="false"/>
      <style:text-properties fo:color="#cccccc" officeooo:rsid="00b80c3c" officeooo:paragraph-rsid="0117f9b4"/>
    </style:style>
    <style:style style:name="P166" style:family="paragraph" style:parent-style-name="Table_20_Contents">
      <style:paragraph-properties fo:text-align="center" style:justify-single-word="false"/>
      <style:text-properties fo:color="#cccccc" officeooo:rsid="00b80c3c" officeooo:paragraph-rsid="01294bc5"/>
    </style:style>
    <style:style style:name="P167" style:family="paragraph" style:parent-style-name="Table_20_Contents">
      <style:paragraph-properties fo:text-align="center" style:justify-single-word="false"/>
      <style:text-properties fo:color="#cccccc" officeooo:rsid="00b80c3c" officeooo:paragraph-rsid="01378229"/>
    </style:style>
    <style:style style:name="P168" style:family="paragraph" style:parent-style-name="Table_20_Contents">
      <style:paragraph-properties fo:text-align="center" style:justify-single-word="false"/>
      <style:text-properties fo:color="#cccccc" officeooo:rsid="00b80c3c" officeooo:paragraph-rsid="0141e2cb"/>
    </style:style>
    <style:style style:name="P169" style:family="paragraph" style:parent-style-name="Table_20_Contents">
      <style:paragraph-properties fo:text-align="center" style:justify-single-word="false"/>
      <style:text-properties officeooo:rsid="00b654f2" officeooo:paragraph-rsid="00e505f8"/>
    </style:style>
    <style:style style:name="P170" style:family="paragraph" style:parent-style-name="Table_20_Contents">
      <style:paragraph-properties fo:text-align="center" style:justify-single-word="false"/>
      <style:text-properties officeooo:rsid="00b654f2" officeooo:paragraph-rsid="00fdf28b"/>
    </style:style>
    <style:style style:name="P171" style:family="paragraph" style:parent-style-name="Table_20_Contents">
      <style:paragraph-properties fo:text-align="center" style:justify-single-word="false"/>
      <style:text-properties officeooo:rsid="00b654f2" officeooo:paragraph-rsid="010577a6"/>
    </style:style>
    <style:style style:name="P172" style:family="paragraph" style:parent-style-name="Table_20_Contents">
      <style:paragraph-properties fo:text-align="center" style:justify-single-word="false"/>
      <style:text-properties officeooo:rsid="00b654f2" officeooo:paragraph-rsid="0117f9b4"/>
    </style:style>
    <style:style style:name="P173" style:family="paragraph" style:parent-style-name="Table_20_Contents">
      <style:paragraph-properties fo:text-align="center" style:justify-single-word="false"/>
      <style:text-properties officeooo:rsid="00b654f2" officeooo:paragraph-rsid="01294bc5"/>
    </style:style>
    <style:style style:name="P174" style:family="paragraph" style:parent-style-name="Table_20_Contents">
      <style:paragraph-properties fo:text-align="center" style:justify-single-word="false"/>
      <style:text-properties officeooo:rsid="00b654f2" officeooo:paragraph-rsid="01378229"/>
    </style:style>
    <style:style style:name="P175" style:family="paragraph" style:parent-style-name="Table_20_Contents">
      <style:paragraph-properties fo:text-align="center" style:justify-single-word="false"/>
      <style:text-properties officeooo:rsid="00b654f2" officeooo:paragraph-rsid="0141e2cb"/>
    </style:style>
    <style:style style:name="P176" style:family="paragraph" style:parent-style-name="Table_20_Contents">
      <style:text-properties officeooo:rsid="00b7ded0" officeooo:paragraph-rsid="01294bc5"/>
    </style:style>
    <style:style style:name="P177" style:family="paragraph" style:parent-style-name="Table_20_Contents">
      <style:text-properties officeooo:rsid="00b7ded0" officeooo:paragraph-rsid="0130c6d1"/>
    </style:style>
    <style:style style:name="P178" style:family="paragraph" style:parent-style-name="Table_20_Contents">
      <style:text-properties officeooo:rsid="00b7ded0" officeooo:paragraph-rsid="01378229"/>
    </style:style>
    <style:style style:name="P179" style:family="paragraph" style:parent-style-name="Table_20_Contents">
      <style:text-properties officeooo:rsid="00b7ded0" officeooo:paragraph-rsid="0141e2cb"/>
    </style:style>
    <style:style style:name="P180" style:family="paragraph" style:parent-style-name="Table_20_Contents">
      <style:paragraph-properties fo:text-align="start" style:justify-single-word="false"/>
      <style:text-properties officeooo:rsid="00c19125" officeooo:paragraph-rsid="00d430ff"/>
    </style:style>
    <style:style style:name="P181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182" style:family="paragraph" style:parent-style-name="Table_20_Contents">
      <style:paragraph-properties fo:text-align="start" style:justify-single-word="false"/>
      <style:text-properties officeooo:rsid="00c19125" officeooo:paragraph-rsid="00fdf28b"/>
    </style:style>
    <style:style style:name="P183" style:family="paragraph" style:parent-style-name="Table_20_Contents">
      <style:paragraph-properties fo:text-align="start" style:justify-single-word="false"/>
      <style:text-properties officeooo:rsid="00c19125" officeooo:paragraph-rsid="010577a6"/>
    </style:style>
    <style:style style:name="P184" style:family="paragraph" style:parent-style-name="Table_20_Contents">
      <style:paragraph-properties fo:text-align="start" style:justify-single-word="false"/>
      <style:text-properties officeooo:rsid="00c19125" officeooo:paragraph-rsid="0113a29b"/>
    </style:style>
    <style:style style:name="P185" style:family="paragraph" style:parent-style-name="Table_20_Contents">
      <style:paragraph-properties fo:text-align="start" style:justify-single-word="false"/>
      <style:text-properties officeooo:rsid="00c19125" officeooo:paragraph-rsid="0117f9b4"/>
    </style:style>
    <style:style style:name="P186" style:family="paragraph" style:parent-style-name="Table_20_Contents">
      <style:paragraph-properties fo:text-align="start" style:justify-single-word="false"/>
      <style:text-properties officeooo:rsid="00c19125" officeooo:paragraph-rsid="01294bc5"/>
    </style:style>
    <style:style style:name="P187" style:family="paragraph" style:parent-style-name="Table_20_Contents">
      <style:paragraph-properties fo:text-align="start" style:justify-single-word="false"/>
      <style:text-properties officeooo:rsid="00c19125" officeooo:paragraph-rsid="01378229"/>
    </style:style>
    <style:style style:name="P188" style:family="paragraph" style:parent-style-name="Table_20_Contents">
      <style:paragraph-properties fo:text-align="start" style:justify-single-word="false"/>
      <style:text-properties officeooo:rsid="00c19125" officeooo:paragraph-rsid="0141e2cb"/>
    </style:style>
    <style:style style:name="P189" style:family="paragraph" style:parent-style-name="Table_20_Contents">
      <style:paragraph-properties fo:text-align="center" style:justify-single-word="false"/>
      <style:text-properties officeooo:rsid="00d430ff" officeooo:paragraph-rsid="00d430ff"/>
    </style:style>
    <style:style style:name="P190" style:family="paragraph" style:parent-style-name="Table_20_Contents">
      <style:paragraph-properties fo:text-align="center" style:justify-single-word="false"/>
      <style:text-properties officeooo:rsid="00d430ff" officeooo:paragraph-rsid="00fdf28b"/>
    </style:style>
    <style:style style:name="P191" style:family="paragraph" style:parent-style-name="Table_20_Contents">
      <style:paragraph-properties fo:text-align="center" style:justify-single-word="false"/>
      <style:text-properties officeooo:rsid="00d430ff" officeooo:paragraph-rsid="010577a6"/>
    </style:style>
    <style:style style:name="P192" style:family="paragraph" style:parent-style-name="Table_20_Contents">
      <style:paragraph-properties fo:text-align="center" style:justify-single-word="false"/>
      <style:text-properties officeooo:rsid="00d430ff" officeooo:paragraph-rsid="0117f9b4"/>
    </style:style>
    <style:style style:name="P193" style:family="paragraph" style:parent-style-name="Table_20_Contents">
      <style:paragraph-properties fo:text-align="center" style:justify-single-word="false"/>
      <style:text-properties officeooo:rsid="00d430ff" officeooo:paragraph-rsid="01294bc5"/>
    </style:style>
    <style:style style:name="P194" style:family="paragraph" style:parent-style-name="Table_20_Contents">
      <style:paragraph-properties fo:text-align="center" style:justify-single-word="false"/>
      <style:text-properties officeooo:rsid="00d430ff" officeooo:paragraph-rsid="01378229"/>
    </style:style>
    <style:style style:name="P195" style:family="paragraph" style:parent-style-name="Table_20_Contents">
      <style:paragraph-properties fo:text-align="center" style:justify-single-word="false"/>
      <style:text-properties officeooo:rsid="00d430ff" officeooo:paragraph-rsid="0141e2cb"/>
    </style:style>
    <style:style style:name="P196" style:family="paragraph" style:parent-style-name="Table_20_Contents">
      <style:paragraph-properties fo:text-align="start" style:justify-single-word="false"/>
      <style:text-properties officeooo:rsid="00d430ff" officeooo:paragraph-rsid="00d7c94a"/>
    </style:style>
    <style:style style:name="P197" style:family="paragraph" style:parent-style-name="Table_20_Contents">
      <style:paragraph-properties fo:text-align="center" style:justify-single-word="false"/>
      <style:text-properties officeooo:rsid="00d5f946" officeooo:paragraph-rsid="00d5f946"/>
    </style:style>
    <style:style style:name="P19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e0935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9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fdf28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0577a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17f9b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294bc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37822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1e2c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4e01" officeooo:paragraph-rsid="00d84e0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a3a79" officeooo:paragraph-rsid="00da3a7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0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2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b63d9" officeooo:paragraph-rsid="00eb63d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c7f1f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1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0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db673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030e8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2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20b98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3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34109" officeooo:paragraph-rsid="00f3410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4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4ecc5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5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6a517" officeooo:paragraph-rsid="00f6a517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6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7f18d" officeooo:paragraph-rsid="00f7f18d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7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8ae3c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8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a3253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29" style:family="paragraph" style:parent-style-name="Table_20_Contents">
      <style:paragraph-properties fo:text-align="center" style:justify-single-word="false"/>
      <style:text-properties officeooo:rsid="00d7c94a" officeooo:paragraph-rsid="00d7c94a"/>
    </style:style>
    <style:style style:name="P230" style:family="paragraph" style:parent-style-name="Table_20_Contents">
      <style:paragraph-properties fo:text-align="center" style:justify-single-word="false"/>
      <style:text-properties officeooo:rsid="00d84e01" officeooo:paragraph-rsid="00d84e01"/>
    </style:style>
    <style:style style:name="P231" style:family="paragraph" style:parent-style-name="Table_20_Contents">
      <style:paragraph-properties fo:text-align="center" style:justify-single-word="false"/>
      <style:text-properties officeooo:rsid="00d8fb44" officeooo:paragraph-rsid="00d8fb44"/>
    </style:style>
    <style:style style:name="P232" style:family="paragraph" style:parent-style-name="Table_20_Contents">
      <style:paragraph-properties fo:text-align="center" style:justify-single-word="false"/>
      <style:text-properties officeooo:rsid="00da3a79" officeooo:paragraph-rsid="00da3a79"/>
    </style:style>
    <style:style style:name="P233" style:family="paragraph" style:parent-style-name="Table_20_Contents">
      <style:paragraph-properties fo:text-align="center" style:justify-single-word="false"/>
      <style:text-properties officeooo:rsid="00db9e1b" officeooo:paragraph-rsid="00db9e1b"/>
    </style:style>
    <style:style style:name="P234" style:family="paragraph" style:parent-style-name="Table_20_Contents">
      <style:paragraph-properties fo:text-align="center" style:justify-single-word="false"/>
      <style:text-properties officeooo:rsid="00e0935f" officeooo:paragraph-rsid="00e0935f"/>
    </style:style>
    <style:style style:name="P235" style:family="paragraph" style:parent-style-name="Table_20_Contents">
      <style:paragraph-properties fo:text-align="center" style:justify-single-word="false"/>
      <style:text-properties officeooo:rsid="00e0f5af" officeooo:paragraph-rsid="00e0f5af"/>
    </style:style>
    <style:style style:name="P236" style:family="paragraph" style:parent-style-name="Table_20_Contents">
      <style:paragraph-properties fo:text-align="center" style:justify-single-word="false"/>
      <style:text-properties officeooo:rsid="00e7c7b1" officeooo:paragraph-rsid="00e7c7b1"/>
    </style:style>
    <style:style style:name="P237" style:family="paragraph" style:parent-style-name="Table_20_Contents">
      <style:paragraph-properties fo:text-align="start" style:justify-single-word="false"/>
      <style:text-properties officeooo:rsid="00e7c7b1" officeooo:paragraph-rsid="00e7c7b1"/>
    </style:style>
    <style:style style:name="P238" style:family="paragraph" style:parent-style-name="Table_20_Contents">
      <style:paragraph-properties fo:text-align="center" style:justify-single-word="false"/>
      <style:text-properties officeooo:rsid="00e7d3ac" officeooo:paragraph-rsid="00e7d3ac"/>
    </style:style>
    <style:style style:name="P239" style:family="paragraph" style:parent-style-name="Table_20_Contents">
      <style:paragraph-properties fo:text-align="center" style:justify-single-word="false"/>
      <style:text-properties officeooo:rsid="00edb673" officeooo:paragraph-rsid="00edb673"/>
    </style:style>
    <style:style style:name="P240" style:family="paragraph" style:parent-style-name="Table_20_Contents">
      <style:paragraph-properties fo:text-align="center" style:justify-single-word="false"/>
      <style:text-properties officeooo:rsid="00fd58b6" officeooo:paragraph-rsid="00fd58b6"/>
    </style:style>
    <style:style style:name="P241" style:family="paragraph" style:parent-style-name="Table_20_Contents">
      <style:paragraph-properties fo:text-align="center" style:justify-single-word="false"/>
      <style:text-properties officeooo:rsid="01046a70" officeooo:paragraph-rsid="01046a70"/>
    </style:style>
    <style:style style:name="P242" style:family="paragraph" style:parent-style-name="Table_20_Contents">
      <style:paragraph-properties fo:text-align="center" style:justify-single-word="false"/>
      <style:text-properties officeooo:rsid="01046a70" officeooo:paragraph-rsid="010577a6"/>
    </style:style>
    <style:style style:name="P243" style:family="paragraph" style:parent-style-name="Table_20_Contents">
      <style:paragraph-properties fo:text-align="center" style:justify-single-word="false"/>
      <style:text-properties officeooo:rsid="01046a70" officeooo:paragraph-rsid="0117f9b4"/>
    </style:style>
    <style:style style:name="P244" style:family="paragraph" style:parent-style-name="Table_20_Contents">
      <style:paragraph-properties fo:text-align="center" style:justify-single-word="false"/>
      <style:text-properties officeooo:rsid="01046a70" officeooo:paragraph-rsid="01294bc5"/>
    </style:style>
    <style:style style:name="P245" style:family="paragraph" style:parent-style-name="Table_20_Contents">
      <style:paragraph-properties fo:text-align="center" style:justify-single-word="false"/>
      <style:text-properties officeooo:rsid="01098934" officeooo:paragraph-rsid="01098934"/>
    </style:style>
    <style:style style:name="P246" style:family="paragraph" style:parent-style-name="Table_20_Contents">
      <style:paragraph-properties fo:text-align="center" style:justify-single-word="false"/>
      <style:text-properties officeooo:rsid="01098934" officeooo:paragraph-rsid="0117f9b4"/>
    </style:style>
    <style:style style:name="P247" style:family="paragraph" style:parent-style-name="Table_20_Contents">
      <style:paragraph-properties fo:text-align="center" style:justify-single-word="false"/>
      <style:text-properties officeooo:rsid="01098934" officeooo:paragraph-rsid="01294bc5"/>
    </style:style>
    <style:style style:name="P248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1b7cf5"/>
    </style:style>
    <style:style style:name="P249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294bc5"/>
    </style:style>
    <style:style style:name="P250" style:family="paragraph" style:parent-style-name="Table_20_Contents">
      <style:paragraph-properties fo:text-align="center" style:justify-single-word="false"/>
      <style:text-properties fo:language="es" fo:country="ES" officeooo:rsid="013cfc61" officeooo:paragraph-rsid="013cfc61"/>
    </style:style>
    <style:style style:name="P251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3de87"/>
    </style:style>
    <style:style style:name="P252" style:family="paragraph" style:parent-style-name="Table_20_Contents">
      <style:paragraph-properties fo:text-align="center" style:justify-single-word="false"/>
      <style:text-properties fo:language="es" fo:country="ES" officeooo:rsid="01449eab" officeooo:paragraph-rsid="01449eab"/>
    </style:style>
    <style:style style:name="P25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b3a476"/>
    </style:style>
    <style:style style:name="P25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cd596a"/>
    </style:style>
    <style:style style:name="P25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d430ff"/>
    </style:style>
    <style:style style:name="P25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e505f8"/>
    </style:style>
    <style:style style:name="P257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fdf28b"/>
    </style:style>
    <style:style style:name="P258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0577a6"/>
    </style:style>
    <style:style style:name="P259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17f9b4"/>
    </style:style>
    <style:style style:name="P260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294bc5"/>
    </style:style>
    <style:style style:name="P26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378229"/>
    </style:style>
    <style:style style:name="P26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1e2cb"/>
    </style:style>
    <style:style style:name="P263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264" style:family="paragraph" style:parent-style-name="Table">
      <style:paragraph-properties fo:keep-with-next="always"/>
      <style:text-properties officeooo:paragraph-rsid="00d430ff"/>
    </style:style>
    <style:style style:name="P265" style:family="paragraph" style:parent-style-name="Table">
      <style:paragraph-properties fo:keep-with-next="always"/>
      <style:text-properties officeooo:paragraph-rsid="00e505f8"/>
    </style:style>
    <style:style style:name="P266" style:family="paragraph" style:parent-style-name="Table">
      <style:paragraph-properties fo:keep-with-next="always"/>
      <style:text-properties officeooo:paragraph-rsid="00fdf28b"/>
    </style:style>
    <style:style style:name="P267" style:family="paragraph" style:parent-style-name="Table">
      <style:paragraph-properties fo:keep-with-next="always"/>
      <style:text-properties officeooo:paragraph-rsid="010577a6"/>
    </style:style>
    <style:style style:name="P268" style:family="paragraph" style:parent-style-name="Table">
      <style:paragraph-properties fo:keep-with-next="always"/>
      <style:text-properties officeooo:paragraph-rsid="0117f9b4"/>
    </style:style>
    <style:style style:name="P269" style:family="paragraph" style:parent-style-name="Table">
      <style:paragraph-properties fo:keep-with-next="always"/>
      <style:text-properties officeooo:paragraph-rsid="01294bc5"/>
    </style:style>
    <style:style style:name="P270" style:family="paragraph" style:parent-style-name="Table">
      <style:paragraph-properties fo:keep-with-next="always"/>
      <style:text-properties officeooo:paragraph-rsid="01378229"/>
    </style:style>
    <style:style style:name="P271" style:family="paragraph" style:parent-style-name="Table">
      <style:paragraph-properties fo:keep-with-next="always"/>
      <style:text-properties officeooo:paragraph-rsid="0141e2cb"/>
    </style:style>
    <style:style style:name="P272" style:family="paragraph" style:parent-style-name="Table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language="es" fo:country="ES" officeooo:rsid="00b1702e" style:font-name-complex="Tahoma2"/>
    </style:style>
    <style:style style:name="T2" style:family="text">
      <style:text-properties fo:language="es" fo:country="ES" officeooo:rsid="012a2a88"/>
    </style:style>
    <style:style style:name="T3" style:family="text">
      <style:text-properties fo:language="es" fo:country="ES" officeooo:rsid="012bac4f"/>
    </style:style>
    <style:style style:name="T4" style:family="text">
      <style:text-properties fo:language="es" fo:country="ES" officeooo:rsid="012f9aa6"/>
    </style:style>
    <style:style style:name="T5" style:family="text">
      <style:text-properties fo:language="es" fo:country="ES" officeooo:rsid="0132c283"/>
    </style:style>
    <style:style style:name="T6" style:family="text">
      <style:text-properties fo:language="es" fo:country="ES" officeooo:rsid="0133480f"/>
    </style:style>
    <style:style style:name="T7" style:family="text">
      <style:text-properties fo:language="es" fo:country="ES" officeooo:rsid="01345a6e"/>
    </style:style>
    <style:style style:name="T8" style:family="text">
      <style:text-properties fo:language="es" fo:country="ES" officeooo:rsid="01365446"/>
    </style:style>
    <style:style style:name="T9" style:family="text">
      <style:text-properties fo:language="es" fo:country="ES" officeooo:rsid="0136afd0"/>
    </style:style>
    <style:style style:name="T10" style:family="text">
      <style:text-properties fo:language="es" fo:country="ES" officeooo:rsid="0138bc0c"/>
    </style:style>
    <style:style style:name="T11" style:family="text">
      <style:text-properties fo:language="es" fo:country="ES" officeooo:rsid="013b6301"/>
    </style:style>
    <style:style style:name="T12" style:family="text">
      <style:text-properties fo:language="es" fo:country="ES" officeooo:rsid="013bf1f1"/>
    </style:style>
    <style:style style:name="T13" style:family="text">
      <style:text-properties fo:language="es" fo:country="ES" officeooo:rsid="013e5d10"/>
    </style:style>
    <style:style style:name="T14" style:family="text">
      <style:text-properties fo:language="es" fo:country="ES" officeooo:rsid="013e617c"/>
    </style:style>
    <style:style style:name="T15" style:family="text">
      <style:text-properties fo:language="es" fo:country="ES" officeooo:rsid="01403e84"/>
    </style:style>
    <style:style style:name="T16" style:family="text">
      <style:text-properties fo:language="es" fo:country="ES" officeooo:rsid="0141e2cb"/>
    </style:style>
    <style:style style:name="T17" style:family="text">
      <style:text-properties fo:language="es" fo:country="ES" officeooo:rsid="014685b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b1702e"/>
    </style:style>
    <style:style style:name="T20" style:family="text">
      <style:text-properties officeooo:rsid="00b2e7f8"/>
    </style:style>
    <style:style style:name="T21" style:family="text">
      <style:text-properties officeooo:rsid="00b574c2"/>
    </style:style>
    <style:style style:name="T22" style:family="text">
      <style:text-properties officeooo:rsid="00b654f2"/>
    </style:style>
    <style:style style:name="T23" style:family="text">
      <style:text-properties officeooo:rsid="00bae46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e4084e"/>
    </style:style>
    <style:style style:name="T27" style:family="text">
      <style:text-properties officeooo:rsid="00bcd7a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style:text-underline-style="none" style:font-size-asian="8pt" style:font-size-complex="8pt"/>
    </style:style>
    <style:style style:name="T30" style:family="text">
      <style:text-properties officeooo:rsid="00c884ef"/>
    </style:style>
    <style:style style:name="T31" style:family="text">
      <style:text-properties officeooo:rsid="00cbe626"/>
    </style:style>
    <style:style style:name="T32" style:family="text">
      <style:text-properties officeooo:rsid="00cd596a"/>
    </style:style>
    <style:style style:name="T33" style:family="text">
      <style:text-properties officeooo:rsid="00d2a4a9"/>
    </style:style>
    <style:style style:name="T34" style:family="text">
      <style:text-properties officeooo:rsid="00d430ff"/>
    </style:style>
    <style:style style:name="T35" style:family="text">
      <style:text-properties fo:color="#000000" style:font-name="Tahoma" fo:font-size="10pt" fo:language="es" fo:country="CO" fo:font-weight="normal" style:font-size-asian="10pt" style:font-weight-asian="normal" style:font-name-complex="Arial" style:font-size-complex="10pt" style:language-complex="ar" style:country-complex="SA" style:font-weight-complex="normal"/>
    </style:style>
    <style:style style:name="T36" style:family="text">
      <style:text-properties fo:color="#333333" style:font-name="Tahoma" fo:font-size="10pt" fo:language="es" fo:country="CO" style:text-underline-style="none" officeooo:rsid="00c1912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37" style:family="text">
      <style:text-properties fo:color="#333333" style:font-name="Tahoma" fo:font-size="10pt" fo:language="es" fo:country="CO" style:text-underline-style="none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38" style:family="text">
      <style:text-properties fo:color="#333333" style:font-name="Tahoma" fo:font-size="10pt" fo:language="es" fo:country="CO" style:text-underline-style="none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fo:color="#333333" style:font-name="Tahoma" fo:font-size="10pt" fo:language="es" fo:country="CO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fo:color="#333333" style:font-name="Tahoma" fo:font-size="10pt" fo:language="es" fo:country="CO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fo:color="#333333" style:font-name="Tahoma" fo:font-size="10pt" fo:language="es" fo:country="CO" fo:font-weight="normal" officeooo:rsid="00ec7f1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color="#333333" style:font-name="Tahoma" fo:font-size="10pt" fo:language="es" fo:country="CO" fo:font-weight="normal" officeooo:rsid="01049ef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3" style:family="text">
      <style:text-properties fo:color="#333333" style:font-name="Tahoma" fo:font-size="10pt" fo:language="es" fo:country="CO" fo:font-weight="normal" officeooo:rsid="010a8cb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4" style:family="text">
      <style:text-properties fo:color="#333333" style:font-name="Tahoma" fo:font-size="10pt" fo:language="es" fo:country="CO" fo:font-weight="normal" officeooo:rsid="010ded0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5" style:family="text">
      <style:text-properties fo:color="#333333" style:font-name="Tahoma" fo:font-size="10pt" fo:language="es" fo:country="CO" fo:font-weight="normal" officeooo:rsid="010eec6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6" style:family="text">
      <style:text-properties fo:color="#333333" style:font-name="Tahoma" fo:font-size="10pt" fo:language="es" fo:country="CO" fo:font-weight="normal" officeooo:rsid="0110ad7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333333" style:font-name="Tahoma" fo:font-size="10pt" fo:language="es" fo:country="CO" fo:font-weight="normal" officeooo:rsid="011212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fo:color="#333333" style:font-name="Tahoma" fo:font-size="10pt" fo:language="es" fo:country="ES" fo:font-weight="normal" officeooo:rsid="01216ef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9" style:family="text">
      <style:text-properties fo:color="#333333" style:font-name="Tahoma" fo:font-size="10pt" fo:language="es" fo:country="ES" fo:font-weight="normal" officeooo:rsid="0121e76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fo:color="#333333" style:font-name="Tahoma" fo:font-size="10pt" fo:language="es" fo:country="ES" fo:font-weight="normal" officeooo:rsid="012294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fo:color="#333333" style:font-name="Tahoma" fo:font-size="10pt" fo:language="es" fo:country="ES" fo:font-weight="normal" officeooo:rsid="0122e2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fo:color="#333333" style:font-name="Tahoma" fo:font-size="10pt" fo:language="es" fo:country="ES" fo:font-weight="normal" officeooo:rsid="01249e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fo:color="#333333" style:font-name="Tahoma" fo:font-size="10pt" fo:language="es" fo:country="ES" fo:font-weight="normal" officeooo:rsid="0125f13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333333" style:font-name="Tahoma" fo:font-size="10pt" fo:language="es" fo:country="ES" fo:font-weight="normal" officeooo:rsid="0127d3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fo:color="#333333" style:font-name="Tahoma" fo:font-size="10pt" fo:language="es" fo:country="ES" fo:font-weight="normal" officeooo:rsid="013967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fo:color="#333333" style:font-name="Tahoma" fo:font-size="10pt" fo:language="es" fo:country="ES" fo:font-weight="normal" officeooo:rsid="0149e03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fo:color="#333333" style:font-name="Tahoma" fo:font-size="10pt" fo:language="es" fo:country="ES" fo:font-weight="normal" officeooo:rsid="014afa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fo:color="#333333" style:font-name="Tahoma" fo:font-size="10pt" fo:language="es" fo:country="ES" fo:font-weight="normal" officeooo:rsid="014b57b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fo:color="#333333" style:font-name="Tahoma" fo:font-size="10pt" fo:language="es" fo:country="ES" fo:font-weight="normal" officeooo:rsid="014c472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fo:color="#333333" style:font-name="Tahoma" fo:font-size="10pt" fo:language="es" fo:country="ES" fo:font-weight="normal" officeooo:rsid="014cb3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fo:color="#007826" fo:font-size="8pt" officeooo:rsid="00e00c3a" fo:background-color="#ffffff" loext:char-shading-value="0" style:font-size-asian="8pt" style:font-size-complex="8pt"/>
    </style:style>
    <style:style style:name="T62" style:family="text">
      <style:text-properties fo:color="#007826" fo:font-size="8pt" officeooo:rsid="00e4084e" fo:background-color="#ffffff" loext:char-shading-value="0" style:font-size-asian="8pt" style:font-size-complex="8pt"/>
    </style:style>
    <style:style style:name="T63" style:family="text">
      <style:text-properties fo:color="#007826" fo:font-size="8pt" fo:font-weight="normal" officeooo:rsid="00e00c3a" fo:background-color="#ffffff" loext:char-shading-value="0" style:font-size-asian="8pt" style:font-weight-asian="normal" style:font-size-complex="8pt" style:font-weight-complex="normal"/>
    </style:style>
    <style:style style:name="T64" style:family="text">
      <style:text-properties fo:color="#007826" fo:font-size="8pt" fo:font-weight="normal" officeooo:rsid="00e4084e" fo:background-color="#ffffff" loext:char-shading-value="0" style:font-size-asian="8pt" style:font-weight-asian="normal" style:font-size-complex="8pt" style:font-weight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d501fa" style:font-weight-asian="normal" style:font-weight-complex="normal"/>
    </style:style>
    <style:style style:name="T67" style:family="text">
      <style:text-properties fo:font-weight="normal" officeooo:rsid="00d7e5b0" style:font-weight-asian="normal" style:font-weight-complex="normal"/>
    </style:style>
    <style:style style:name="T68" style:family="text">
      <style:text-properties officeooo:rsid="00dd2714"/>
    </style:style>
    <style:style style:name="T69" style:family="text">
      <style:text-properties officeooo:rsid="00de6929"/>
    </style:style>
    <style:style style:name="T70" style:family="text">
      <style:text-properties officeooo:rsid="00e00c3a"/>
    </style:style>
    <style:style style:name="T71" style:family="text">
      <style:text-properties officeooo:rsid="00e0935f"/>
    </style:style>
    <style:style style:name="T72" style:family="text">
      <style:text-properties officeooo:rsid="00e4084e"/>
    </style:style>
    <style:style style:name="T73" style:family="text">
      <style:text-properties officeooo:rsid="00e4b0d6"/>
    </style:style>
    <style:style style:name="T74" style:family="text">
      <style:text-properties officeooo:rsid="00e5cb2b"/>
    </style:style>
    <style:style style:name="T75" style:family="text">
      <style:text-properties officeooo:rsid="00e7c7b1"/>
    </style:style>
    <style:style style:name="T76" style:family="text">
      <style:text-properties officeooo:rsid="00e7d3ac"/>
    </style:style>
    <style:style style:name="T77" style:family="text">
      <style:text-properties officeooo:rsid="00eb63d9"/>
    </style:style>
    <style:style style:name="T78" style:family="text">
      <style:text-properties officeooo:rsid="00ec7920"/>
    </style:style>
    <style:style style:name="T79" style:family="text">
      <style:text-properties officeooo:rsid="00ec7f1f"/>
    </style:style>
    <style:style style:name="T80" style:family="text">
      <style:text-properties officeooo:rsid="00edb673"/>
    </style:style>
    <style:style style:name="T81" style:family="text">
      <style:text-properties officeooo:rsid="00eecb68"/>
    </style:style>
    <style:style style:name="T82" style:family="text">
      <style:text-properties officeooo:rsid="00f030e8"/>
    </style:style>
    <style:style style:name="T83" style:family="text">
      <style:text-properties officeooo:rsid="00f20b98"/>
    </style:style>
    <style:style style:name="T84" style:family="text">
      <style:text-properties officeooo:rsid="00f34109"/>
    </style:style>
    <style:style style:name="T85" style:family="text">
      <style:text-properties officeooo:rsid="00f4ecc5"/>
    </style:style>
    <style:style style:name="T86" style:family="text">
      <style:text-properties officeooo:rsid="00f6a517"/>
    </style:style>
    <style:style style:name="T87" style:family="text">
      <style:text-properties officeooo:rsid="00f7f18d"/>
    </style:style>
    <style:style style:name="T88" style:family="text">
      <style:text-properties officeooo:rsid="00f8ae3c"/>
    </style:style>
    <style:style style:name="T89" style:family="text">
      <style:text-properties officeooo:rsid="00fba983"/>
    </style:style>
    <style:style style:name="T90" style:family="text">
      <style:text-properties officeooo:rsid="00fbbe2e"/>
    </style:style>
    <style:style style:name="T91" style:family="text">
      <style:text-properties officeooo:rsid="00fd58b6"/>
    </style:style>
    <style:style style:name="T92" style:family="text">
      <style:text-properties officeooo:rsid="00fdf28b"/>
    </style:style>
    <style:style style:name="T93" style:family="text">
      <style:text-properties officeooo:rsid="00ff7a59"/>
    </style:style>
    <style:style style:name="T94" style:family="text">
      <style:text-properties officeooo:rsid="01008fb1"/>
    </style:style>
    <style:style style:name="T95" style:family="text">
      <style:text-properties officeooo:rsid="01049efd"/>
    </style:style>
    <style:style style:name="T96" style:family="text">
      <style:text-properties officeooo:rsid="0106d0ee"/>
    </style:style>
    <style:style style:name="T97" style:family="text">
      <style:text-properties officeooo:rsid="0109091d"/>
    </style:style>
    <style:style style:name="T98" style:family="text">
      <style:text-properties officeooo:rsid="010a8cb7"/>
    </style:style>
    <style:style style:name="T99" style:family="text">
      <style:text-properties officeooo:rsid="010bfecd"/>
    </style:style>
    <style:style style:name="T100" style:family="text">
      <style:text-properties officeooo:rsid="0112c653"/>
    </style:style>
    <style:style style:name="T101" style:family="text">
      <style:text-properties officeooo:rsid="0117f9b4"/>
    </style:style>
    <style:style style:name="T102" style:family="text">
      <style:text-properties officeooo:rsid="011b9bd1"/>
    </style:style>
    <style:style style:name="T103" style:family="text">
      <style:text-properties officeooo:rsid="011f47b0"/>
    </style:style>
    <style:style style:name="T104" style:family="text">
      <style:text-properties officeooo:rsid="01205de1"/>
    </style:style>
    <style:style style:name="T105" style:family="text">
      <style:text-properties officeooo:rsid="012dd4a8"/>
    </style:style>
    <style:style style:name="T106" style:family="text">
      <style:text-properties officeooo:rsid="013e5d10"/>
    </style:style>
    <style:style style:name="T107" style:family="text">
      <style:text-properties officeooo:rsid="0143de87"/>
    </style:style>
    <style:style style:name="T108" style:family="text">
      <style:text-properties officeooo:rsid="014835d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TALENTOS PARA EL EMPLEO</text:p>
      <text:p text:style-name="P44"><text:span text:style-name="Subtle_20_Emphasis"><text:span text:style-name="T1">Paso a producción</text:span></text:span></text:p>
      <text:p text:style-name="P40"><text:span text:style-name="Subtle_20_Emphasis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ELABORADO POR:</text:p>
      <text:p text:style-name="P42">JHONY ALEXANDER ROCHA AVENDAÑO</text:p>
      <text:p text:style-name="P42">Contratista de Desarrollo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Subdirección de Desarrollo y Tecnología</text:p>
      <text:p text:style-name="P43">Unidad Administrativa Especial del Servicio Público de Empleo</text:p>
      <text:p text:style-name="P43">BOGOTÁ D.C., AGOSTO 24 DE 2015</text:p>
      <text:p text:style-name="P263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8"><text:a xlink:type="simple" xlink:href="#__RefHeading__749_2041396739">Introducción<text:tab/>3</text:a></text:p>
          <text:p text:style-name="P118"><text:a xlink:type="simple" xlink:href="#__RefHeading__751_2041396739">1.Versión 001. Implementación del Proyecto<text:tab/>4</text:a></text:p>
          <text:p text:style-name="P118"><text:a xlink:type="simple" xlink:href="#__RefHeading__529_1167730872">2.Versión 002. Actualización del Proyecto<text:tab/>6</text:a></text:p>
          <text:p text:style-name="P118"><text:a xlink:type="simple" xlink:href="#__RefHeading__2100_1487805163">3.Versión 003. Actualización del Proyecto<text:tab/>7</text:a></text:p>
          <text:p text:style-name="P118"><text:a xlink:type="simple" xlink:href="#__RefHeading__2102_1487805163">4.Versión 004. Actualización del Proyecto<text:tab/>9</text:a></text:p>
          <text:p text:style-name="P118"><text:a xlink:type="simple" xlink:href="#__RefHeading__3972_1487805163">5.Versión 005. Actualización del Proyecto<text:tab/>11</text:a></text:p>
          <text:p text:style-name="P118"><text:a xlink:type="simple" xlink:href="#__RefHeading__3974_1487805163">6.Versión 006. Actualización del Proyecto<text:tab/>12</text:a></text:p>
          <text:p text:style-name="P118"><text:a xlink:type="simple" xlink:href="#__RefHeading__5881_1487805163">7.Versión 007. Actualización del Proyecto<text:tab/>14</text:a></text:p>
          <text:p text:style-name="P118"><text:a xlink:type="simple" xlink:href="#__RefHeading__5883_1487805163">8.Versión 008. Actualización del Proyecto<text:tab/>16</text:a></text:p>
          <text:p text:style-name="P118"><text:a xlink:type="simple" xlink:href="#__RefHeading__5885_1487805163">9.Versión 009. Actualización del Proyecto<text:tab/>17</text:a></text:p>
          <text:p text:style-name="P118"><text:a xlink:type="simple" xlink:href="#__RefHeading__5887_1487805163">10.Versión 010. Actualización del Proyecto<text:tab/>18</text:a></text:p>
        </text:index-body>
      </text:table-of-content>
      <text:p text:style-name="P39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72">Tabla 1: Paso a producción versión 001.<text:tab/>4</text:p>
          <text:p text:style-name="P272">Tabla 2: Paso a producción versión 002.<text:tab/>6</text:p>
          <text:p text:style-name="P272">Tabla 3: Paso a producción versión 0003.<text:tab/>7</text:p>
          <text:p text:style-name="P272">Tabla 4: Paso a producción versión 004.<text:tab/>9</text:p>
          <text:p text:style-name="P272">Tabla 5: Paso a producción versión 005.<text:tab/>11</text:p>
          <text:p text:style-name="P272">Tabla 6: Paso a producción versión 006.<text:tab/>12</text:p>
          <text:p text:style-name="P272">Tabla 7: Paso a producción versión 007.<text:tab/>14</text:p>
          <text:p text:style-name="P272">Tabla 8: Paso a producción versión 008.<text:tab/>16</text:p>
          <text:p text:style-name="P272">Tabla 9: Paso a producción versión 009.<text:tab/>17</text:p>
          <text:p text:style-name="P272">Tabla 10: Paso a producción versión 0010.<text:tab/>18</text:p>
        </text:index-body>
      </text:table-index>
      <text:p text:style-name="P39"/>
      <text:p text:style-name="Standard"/>
      <text:h text:style-name="P49" text:outline-level="1"><text:bookmark-start text:name="__RefHeading__749_2041396739"/><text:bookmark text:name="_Toc299642515"/>Introducción<text:bookmark-end text:name="__RefHeading__749_2041396739"/></text:h>
      <text:p text:style-name="P36"/>
      <text:p text:style-name="P36">En el presente documento se describirá <text:span text:style-name="T19">el paso a paso a producción</text:span> del Sistema de Información “Talentos para el Empleo” <text:span text:style-name="T19">en cada una de sus actualizaciones y/o versiones</text:span>. Est<text:span text:style-name="T19">a</text:span>s <text:span text:style-name="T19">actualizaciones</text:span> son el resultado de l<text:span text:style-name="T20">a</text:span> <text:span text:style-name="T20">etapa</text:span> de <text:span text:style-name="T19">Desarrollo</text:span>, realizado de acuerdo a las necesidades del negocio.</text:p>
      <text:p text:style-name="P36"/>
      <text:p text:style-name="P45">En algunas ocasiones dentro de los pasos a producción se mencionará<text:span text:style-name="T30">n</text:span> algunos documentos o archivos externos al presente documento. Estos documentos o archivos externos se encontrarán debidamente nombrados y ordenados dentro de la carpeta correspondiente de la versión del paso a paso.</text:p>
      <text:p text:style-name="P45"/>
      <text:p text:style-name="P45">Cada carpeta tendrá como nombre la fecha en que se realizó la puesta en producción, con el formato “YYYY-MM-DD”, y después contendrá el número de la versión del proyecto, quedando de la siguiente manera “YYYY-MM-DD-XXX”, donde “XXX” corresponde al número de la versión.</text:p>
      <text:p text:style-name="P45"/>
      <text:p text:style-name="P45">Además, en cada carpeta se encuentra una carpeta con las modificaciones a realizar, la cual llamaremos “1-Ajustes”, y dentro de ella se encuentran dos carpetas, la primera con las actualizaciones al proyecto WEB “APP” y la segunda con las actualizaciones sobre la base de datos “BD”. <text:s text:c="3"/></text:p>
      <text:p text:style-name="P45"/>
      <text:p text:style-name="P46">Así mismo, aparte de la carpeta “1-Ajustes”, también se encuentra una carpeta para almacenar una copia de seguridad del proyecto y base de datos, la cual llamaremos “2-Actualizado”, después de haberse implementado las actualizaciones. En esta carpeta se encontrarán las carpetas “BD” y “APP”.</text:p>
      <text:list xml:id="list1793126977920082114" text:style-name="WWNum1">
        <text:list-item>
          <text:h text:style-name="P253" text:outline-level="1"><text:bookmark-start text:name="__RefHeading__751_2041396739"/>Versión 001. Implementación del Proyecto<text:bookmark-end text:name="__RefHeading__751_2041396739"/></text:h>
        </text:list-item>
      </text:list>
      <text:p text:style-name="P47"/>
      <text:p text:style-name="P54"><text:span text:style-name="T21">En esta primera versión se instaló, configuró y se puso en marcha el módulo de matrícula</text:span>. <text:span text:style-name="T21">Para su implementación se realizaron los siguientes pasos:</text:span></text:p>
      <text:p text:style-name="P37"/>
      <text:p text:style-name="P52"><text:span text:style-name="T18">Tabla </text:span><text:span text:style-name="T18"><text:sequence text:ref-name="refTable0" text:name="Table" text:formula="ooow:Table+1" style:num-format="1">1</text:sequence></text:span><text:span text:style-name="T18">: </text:span><text:span text:style-name="T27">Paso a producción versión 001</text:span>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columns-spanned="2" office:value-type="string">
            <text:p text:style-name="P8">ID <text:span text:style-name="T27">PP</text:span></text:p>
          </table:table-cell>
          <table:covered-table-cell/>
          <table:table-cell table:style-name="Tabla15.A1" office:value-type="string">
            <text:p text:style-name="P8">Fecha</text:p>
          </table:table-cell>
          <table:table-cell table:style-name="Tabla15.D1" office:value-type="string">
            <text:p text:style-name="P8"><text:span text:style-name="T22">Ejecutado</text:span> por</text:p>
          </table:table-cell>
        </table:table-row>
        <table:table-row table:style-name="Tabla15.1">
          <table:table-cell table:style-name="Tabla15.A2" table:number-columns-spanned="2" office:value-type="string">
            <text:p text:style-name="P14"><text:span text:style-name="T22">PP</text:span>-001</text:p>
          </table:table-cell>
          <table:covered-table-cell/>
          <table:table-cell table:style-name="Tabla15.A2" office:value-type="string">
            <text:p text:style-name="P14"><text:span text:style-name="T23">13</text:span> de <text:span text:style-name="T23">Abril</text:span> de 2015</text:p>
          </table:table-cell>
          <table:table-cell table:style-name="Tabla15.D2" office:value-type="string">
            <text:p text:style-name="P16">Lucero Vivas, <text:span text:style-name="T33">Ivan Dario Perilla y Jhony Alexander Rocha Avendaño</text:span></text:p>
          </table:table-cell>
        </table:table-row>
        <table:table-row table:style-name="Tabla15.1">
          <table:table-cell table:style-name="Tabla15.D1" table:number-columns-spanned="4" office:value-type="string">
            <text:p text:style-name="P10">Objetiv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2" table:number-columns-spanned="4" office:value-type="string">
            <text:p text:style-name="P18">Instalar, configurar y poner en marcha el proyecto Talentos para el Emple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1" table:number-columns-spanned="4" office:value-type="string">
            <text:p text:style-name="P12">Pasos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12">No.</text:p>
          </table:table-cell>
          <table:table-cell table:style-name="Tabla15.D1" table:number-columns-spanned="3" office:value-type="string">
            <text:p text:style-name="P12">Descripción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19">1</text:p>
          </table:table-cell>
          <table:table-cell table:style-name="Tabla15.D2" table:number-columns-spanned="3" office:value-type="string">
            <text:p text:style-name="P20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2</text:p>
          </table:table-cell>
          <table:table-cell table:style-name="Tabla15.B8" table:number-columns-spanned="3" office:value-type="string">
            <text:p text:style-name="P20">Crear un usuario administrador de las bases de datos restauradas llamado redempleo con clave <text:span text:style-name="T24">Unidad2015*</text:span><text:span text:style-name="T25">.</text:span>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2">3</text:p>
          </table:table-cell>
          <table:table-cell table:style-name="Tabla15.B8" table:number-columns-spanned="3" office:value-type="string">
            <text:p text:style-name="P20">Asignar permisos al usuario redempleo de lectura, escritura y propietari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6">4</text:p>
          </table:table-cell>
          <table:table-cell table:style-name="Tabla15.B8" table:number-columns-spanned="3" office:value-type="string">
            <text:p text:style-name="P237">Ejecutar script de carga inicial de preinscritos.</text:p>
            <text:p text:style-name="P139">“<text:span text:style-name="T75">1-insert_inicial_preinscritos.sql</text:span>”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5</text:p>
          </table:table-cell>
          <table:table-cell table:style-name="Tabla15.B8" table:number-columns-spanned="3" office:value-type="string">
            <text:p text:style-name="P20">Configurar el proyecto Web en el IIS “Internet Information Services”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6</text:p>
          </table:table-cell>
          <table:table-cell table:style-name="Tabla15.B8" table:number-columns-spanned="3" office:value-type="string">
            <text:p text:style-name="P21">Actualizar la cadena de conexión a la base de datos. <text:span text:style-name="T31">Archivo: Web.config</text:span></text:p>
            <text:p text:style-name="P23">&lt;connectionStrings&gt;</text:p>
            <text:p text:style-name="P23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23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23"><text:s text:c="4"/>&lt;add name="FormacionTrabajoEntities" connectionString="metadata=res://*/ModeloFormacion.csdl|res://*/ModeloFormacion.ssdl|res://*/ModeloFormacion.msl;provider=System.Data.SqlClient;provider connection <text:soft-page-break/>string=&amp;quot;data source=MinTrab19.mintrabajo.loc\SQLSVR2012;initial catalog=SPE_FormacionTrabajo;user ID=redempleo;password=Unidad2015*;MultipleActiveResultSets=True;App=EntityFramework&amp;quot;" providerName="System.Data.EntityClient" /&gt;</text:p>
            <text:p text:style-name="P23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23"><text:s text:c="2"/>&lt;/connectionStrings&gt;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7</text:p>
          </table:table-cell>
          <table:table-cell table:style-name="Tabla15.B8" table:number-columns-spanned="3" office:value-type="string">
            <text:p text:style-name="P26">Configurar el enrutamiento de la aplicación de acuerdo a la carpeta donde se configuró el proyecto WEB. <text:span text:style-name="T31">Archivo:</text:span> <text:span text:style-name="T31">Web.config</text:span></text:p>
            <text:p text:style-name="P24">&lt;appSettings&gt;</text:p>
            <text:p text:style-name="P24"><text:s text:c="4"/>&lt;add key="RutaServidor" value="/FTTalentosEmpleo/" /&gt;</text:p>
            <text:p text:style-name="P24"><text:s text:c="5"/>...</text:p>
            <text:p text:style-name="P25"><text:span text:style-name="T28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8</text:p>
          </table:table-cell>
          <table:table-cell table:style-name="Tabla15.B8" table:number-columns-spanned="3" office:value-type="string">
            <text:p text:style-name="P27">Configurar la ruta de almacenamiento de documentos generados y subidos en el aplicativo Talentos para el empleo. <text:span text:style-name="T31">Archivo:</text:span> <text:span text:style-name="T31">Web.config</text:span></text:p>
            <text:p text:style-name="P24">&lt;appSettings&gt;</text:p>
            <text:p text:style-name="P24"><text:s text:c="4"/>...</text:p>
            <text:p text:style-name="P24"><text:s text:c="4"/>&lt;add key="RutaCarpetaElectronica" value="E:\SPEFormacion\CarpetaElectronica\" /&gt;</text:p>
            <text:p text:style-name="P24"><text:s text:c="4"/>&lt;add key="RutaCarpetaElectronicaPersonas" value="E:\SPEFormacion\CarpetaElectronicaPersonas\" /&gt;</text:p>
            <text:p text:style-name="P24"><text:s text:c="4"/>&lt;add key="RutaCarpetaElectronicaCargues" value="E:\SPEFormacion\CarpetaElectronicaCargues\" /&gt;</text:p>
            <text:p text:style-name="P24"><text:s text:c="4"/>&lt;add key="RutaCarpetaElectronicaSeguimiento" value="E:\SPEFormacion\CarpetaElectronicaSeguimiento\" /&gt;</text:p>
            <text:p text:style-name="P24"><text:s text:c="4"/>&lt;add key="RutaCarpetaElectronicaNovedades" value="E:\SPEFormacion\CarpetaElectronicaNovedades\" /&gt;</text:p>
            <text:p text:style-name="P24"><text:s text:c="4"/>&lt;add key="RutaCarpetaElectronicaModulos" value="E:\SPEFormacion\CarpetaElectronicaModulos\" /&gt;</text:p>
            <text:p text:style-name="P24"><text:s text:c="4"/>...</text:p>
            <text:p text:style-name="P25"><text:span text:style-name="T28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9</text:p>
          </table:table-cell>
          <table:table-cell table:style-name="Tabla15.B8" table:number-columns-spanned="3" office:value-type="string">
            <text:p text:style-name="P28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38">10</text:p>
          </table:table-cell>
          <table:table-cell table:style-name="Tabla15.B8" table:number-columns-spanned="3" office:value-type="string">
            <text:p text:style-name="P28">Detener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9">1<text:span text:style-name="T76">1</text:span></text:p>
          </table:table-cell>
          <table:table-cell table:style-name="Tabla15.B8" table:number-columns-spanned="3" office:value-type="string">
            <text:p text:style-name="P184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9">1<text:span text:style-name="T76">2</text:span></text:p>
          </table:table-cell>
          <table:table-cell table:style-name="Tabla15.B8" table:number-columns-spanned="3" office:value-type="string">
            <text:p text:style-name="P28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29">1<text:span text:style-name="T76">3</text:span></text:p>
          </table:table-cell>
          <table:table-cell table:style-name="Tabla15.B8" table:number-columns-spanned="3" office:value-type="string">
            <text:p text:style-name="P28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50"><text:span text:style-name="T18">Fuente: </text:span>Elaboración propia</text:p>
      <text:p text:style-name="P56"/>
      <text:list xml:id="list115346005796562" text:continue-numbering="true" text:style-name="WWNum1">
        <text:list-item>
          <text:h text:style-name="P254" text:outline-level="1"><text:bookmark-start text:name="__RefHeading__529_1167730872"/>Versión 00<text:span text:style-name="T32">2</text:span>. <text:span text:style-name="T32">Actualización</text:span> del Proyecto<text:bookmark-end text:name="__RefHeading__529_1167730872"/></text:h>
        </text:list-item>
      </text:list>
      <text:p text:style-name="P48"/>
      <text:p text:style-name="P55"><text:span text:style-name="T21">En esta versión se actualizó, configuró y se puso en marcha el módulo de matrícula</text:span>. <text:span text:style-name="T21">Para su implementación se realizaron los siguientes pasos:</text:span></text:p>
      <text:p text:style-name="P38"/>
      <text:p text:style-name="P53"><text:span text:style-name="T18">Tabla </text:span><text:span text:style-name="T18"><text:sequence text:ref-name="refTable1" text:name="Table" text:formula="ooow:Table+1" style:num-format="1">2</text:sequence></text:span><text:span text:style-name="T18">: </text:span><text:span text:style-name="T27">Paso a producción versión 002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9">ID <text:span text:style-name="T27">PP</text:span></text:p>
          </table:table-cell>
          <table:covered-table-cell/>
          <table:table-cell table:style-name="Tabla2.A1" office:value-type="string">
            <text:p text:style-name="P9">Fecha</text:p>
          </table:table-cell>
          <table:table-cell table:style-name="Tabla2.D1" office:value-type="string">
            <text:p text:style-name="P9"><text:span text:style-name="T22">Ejecutado</text:span> por</text:p>
          </table:table-cell>
        </table:table-row>
        <table:table-row table:style-name="Tabla2.1">
          <table:table-cell table:style-name="Tabla2.A2" table:number-columns-spanned="2" office:value-type="string">
            <text:p text:style-name="P15"><text:span text:style-name="T22">PP</text:span>-00<text:span text:style-name="T33">2</text:span></text:p>
          </table:table-cell>
          <table:covered-table-cell/>
          <table:table-cell table:style-name="Tabla2.A2" office:value-type="string">
            <text:p text:style-name="P15"><text:span text:style-name="T23">13</text:span> de <text:span text:style-name="T23">Abril</text:span> de 2015</text:p>
          </table:table-cell>
          <table:table-cell table:style-name="Tabla2.D2" office:value-type="string">
            <text:p text:style-name="P17">Lucero Vivas</text:p>
          </table:table-cell>
        </table:table-row>
        <table:table-row table:style-name="Tabla2.1">
          <table:table-cell table:style-name="Tabla2.D1" table:number-columns-spanned="4" office:value-type="string">
            <text:p text:style-name="P11">Objetiv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13">Paso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No.</text:p>
          </table:table-cell>
          <table:table-cell table:style-name="Tabla2.D1" table:number-columns-spanned="3" office:value-type="string">
            <text:p text:style-name="P13">Descripción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10"/>
          </table:table-cell>
          <table:table-cell table:style-name="Tabla2.D2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><text:span text:style-name="T25"/></text:p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210"/>
          </table:table-cell>
          <table:table-cell table:style-name="Tabla2.B8" table:number-columns-spanned="3" office:value-type="string">
            <text:p text:style-name="P211"/>
          </table:table-cell>
          <table:covered-table-cell/>
          <table:covered-table-cell/>
        </table:table-row>
      </table:table>
      <text:p text:style-name="P51"><text:span text:style-name="T18">Fuente: </text:span>Elaboración propia</text:p>
      <text:p text:style-name="P100"/>
      <text:list xml:id="list115344921029753" text:continue-numbering="true" text:style-name="WWNum1">
        <text:list-item>
          <text:h text:style-name="P255" text:outline-level="1"><text:bookmark-start text:name="__RefHeading__2100_1487805163"/>Versión 00<text:span text:style-name="T34">3</text:span>. <text:span text:style-name="T32">Actualización</text:span> del Proyecto<text:bookmark-end text:name="__RefHeading__2100_1487805163"/></text:h>
        </text:list-item>
      </text:list>
      <text:p text:style-name="P110"/>
      <text:p text:style-name="P103"><text:span text:style-name="T21">En esta versión se actualizó, configuró y se puso en marcha el módulo de seguimiento</text:span>. <text:span text:style-name="T21">Para su implementación se realizaron los siguientes pasos:</text:span></text:p>
      <text:p text:style-name="P57"/>
      <text:p text:style-name="P264"><text:span text:style-name="T18">Tabla </text:span><text:span text:style-name="T18"><text:sequence text:ref-name="refTable2" text:name="Table" text:formula="ooow:Table+1" style:num-format="1">3</text:sequence></text:span><text:span text:style-name="T18">: </text:span><text:span text:style-name="T27">Paso a producción versión 0003</text:span>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2" office:value-type="string">
            <text:p text:style-name="P145">ID <text:span text:style-name="T27">PP</text:span></text:p>
          </table:table-cell>
          <table:covered-table-cell/>
          <table:table-cell table:style-name="Tabla3.A1" office:value-type="string">
            <text:p text:style-name="P145">Fecha</text:p>
          </table:table-cell>
          <table:table-cell table:style-name="Tabla3.D1" office:value-type="string">
            <text:p text:style-name="P145"><text:span text:style-name="T22">Ejecutado</text:span> por</text:p>
          </table:table-cell>
        </table:table-row>
        <table:table-row table:style-name="Tabla3.1">
          <table:table-cell table:style-name="Tabla3.A2" table:number-columns-spanned="2" office:value-type="string">
            <text:p text:style-name="P131"><text:span text:style-name="T22">PP</text:span>-000<text:span text:style-name="T69">3</text:span></text:p>
          </table:table-cell>
          <table:covered-table-cell/>
          <table:table-cell table:style-name="Tabla3.A2" office:value-type="string">
            <text:p text:style-name="P131"><text:span text:style-name="T68">07</text:span> de <text:span text:style-name="T68">Mayo</text:span> de 2015</text:p>
          </table:table-cell>
          <table:table-cell table:style-name="Tabla3.D2" office:value-type="string">
            <text:p text:style-name="P233">Jhony Alexander Rocha Avendaño</text:p>
          </table:table-cell>
        </table:table-row>
        <table:table-row table:style-name="Tabla3.1">
          <table:table-cell table:style-name="Tabla3.D1" table:number-columns-spanned="4" office:value-type="string">
            <text:p text:style-name="P153">Objetivo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1" table:number-columns-spanned="4" office:value-type="string">
            <text:p text:style-name="P161">Paso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61">No.</text:p>
          </table:table-cell>
          <table:table-cell table:style-name="Tabla3.D1" table:number-columns-spanned="3" office:value-type="string">
            <text:p text:style-name="P161">Descripción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89">1</text:p>
          </table:table-cell>
          <table:table-cell table:style-name="Tabla3.D2" table:number-columns-spanned="3" office:value-type="string">
            <text:p text:style-name="P180">Detener servicio del IIS correspondiente al proyecto Talentos para el Empleo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89">2</text:p>
          </table:table-cell>
          <table:table-cell table:style-name="Tabla3.B8" table:number-columns-spanned="3" office:value-type="string">
            <text:p text:style-name="P196"><text:span text:style-name="T36">Ejecutar el script d</text:span><text:span text:style-name="T37">e creación</text:span><text:span text:style-name="T36"> de tabla para la entidad planilla </text:span><text:span text:style-name="T38">en la base de datos</text:span><text:span text:style-name="T36">.</text:span><text:span text:style-name="T25"> </text:span></text:p>
            <text:p text:style-name="P144"><text:span text:style-name="T25">“</text:span><text:span text:style-name="T26">1-</text:span><text:span text:style-name="T25">create_table_seguimiento_planilla.sql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89">3</text:p>
          </table:table-cell>
          <table:table-cell table:style-name="Tabla3.B8" table:number-columns-spanned="3" office:value-type="string">
            <text:p text:style-name="P65"><text:span text:style-name="T39">Ejecutar el script de creación de tabla para la entidad planilla detalle </text:span><text:span text:style-name="T40">en la base de datos</text:span><text:span text:style-name="T39">.</text:span><text:span text:style-name="T35"> </text:span></text:p>
            <text:p text:style-name="P75">“<text:span text:style-name="T72">2-</text:span>create_table_seguimiento_planilla_detalle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89">4</text:p>
          </table:table-cell>
          <table:table-cell table:style-name="Tabla3.B8" table:number-columns-spanned="3" office:value-type="string">
            <text:p text:style-name="P65"><text:span text:style-name="T39">Ejecutar el script de creación de tabla para la entidad planilla documento </text:span><text:span text:style-name="T40">en la base de datos</text:span><text:span text:style-name="T39">.</text:span><text:span text:style-name="T35"> </text:span></text:p>
            <text:p text:style-name="P75">“<text:span text:style-name="T72">3-</text:span>create_table_seguimiento_planilla_documento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89">5</text:p>
          </table:table-cell>
          <table:table-cell table:style-name="Tabla3.B8" table:number-columns-spanned="3" office:value-type="string">
            <text:p text:style-name="P73"><text:span text:style-name="T39">Ejecutar el script de creación de tabla para la entidad planilla novedad </text:span><text:span text:style-name="T40">en la base de datos</text:span><text:span text:style-name="T39">.</text:span></text:p>
            <text:p text:style-name="P75">“<text:span text:style-name="T72">4-</text:span>create_table_seguimiento_planilla_novedad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89">6</text:p>
          </table:table-cell>
          <table:table-cell table:style-name="Tabla3.B8" table:number-columns-spanned="3" office:value-type="string">
            <text:p text:style-name="P74"><text:span text:style-name="T39">Ejecutar el script de creación de tabla para la entidad planilla descarga </text:span><text:span text:style-name="T40">en la base de datos</text:span><text:span text:style-name="T39">.</text:span></text:p>
            <text:p text:style-name="P75">“<text:span text:style-name="T72">5-</text:span>create_table_seguimiento_planilla_descarg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97">7</text:p>
          </table:table-cell>
          <table:table-cell table:style-name="Tabla3.B8" table:number-columns-spanned="3" office:value-type="string">
            <text:p text:style-name="P95"><text:span text:style-name="T65">Ejecutar </text:span><text:span text:style-name="T67">los</text:span><text:span text:style-name="T65"> script</text:span><text:span text:style-name="T67">s</text:span><text:span text:style-name="T65"> para la inserción de los estados de las planillas </text:span><text:span text:style-name="T66">en la base de datos</text:span><text:span text:style-name="T65">.</text:span></text:p>
            <text:p text:style-name="P95"><text:span text:style-name="T63">“</text:span><text:span text:style-name="T64">6-</text:span><text:span text:style-name="T63">alter_table_codigo_referencia_nombre_corto.sql” </text:span></text:p>
            <text:p text:style-name="P75">“<text:span text:style-name="T72">7-</text:span>insert_table_codigo_referencia_estado_planill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29">8</text:p>
          </table:table-cell>
          <table:table-cell table:style-name="Tabla3.B8" table:number-columns-spanned="3" office:value-type="string">
            <text:p text:style-name="P205">Ejecutar el script para la modificación de la descripción de jornada matinal por jornada mañana.</text:p>
            <text:p text:style-name="P121">“<text:span text:style-name="T72">8-</text:span>update_codigo_referencia_matinal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0">9</text:p>
          </table:table-cell>
          <table:table-cell table:style-name="Tabla3.B8" table:number-columns-spanned="3" office:value-type="string">
            <text:p text:style-name="P206">Ejecutar el script para agregar la fecha de permiso para subir una planilla en una fecha <text:soft-page-break/>anterior a la fecha actual de la aplicación.</text:p>
            <text:p text:style-name="P120">“<text:span text:style-name="T72">9-</text:span>alter_table_institucion_formacion_programa_jornada_fecha_planilla_anterior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1">10</text:p>
          </table:table-cell>
          <table:table-cell table:style-name="Tabla3.B8" table:number-columns-spanned="3" office:value-type="string">
            <text:p text:style-name="P206">Ejecutar script para la actualización de roles del sistema Institución y Unidad.</text:p>
            <text:p text:style-name="P120">“<text:span text:style-name="T72">10-</text:span>Script actualizar roles Institucion – Unidad.xls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1">11</text:p>
          </table:table-cell>
          <table:table-cell table:style-name="Tabla3.B8" table:number-columns-spanned="3" office:value-type="string">
            <text:p text:style-name="P206">Ejecutar script para insertar las nuevas rutas del proyecto junto con su respectivo rol.</text:p>
            <text:p text:style-name="P119"><text:span text:style-name="T61">“</text:span><text:span text:style-name="T62">11-</text:span><text:span text:style-name="T61">Script insertar nuevas rutas vs roles 001.xls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2">1<text:span text:style-name="T73">2</text:span></text:p>
          </table:table-cell>
          <table:table-cell table:style-name="Tabla3.B8" table:number-columns-spanned="3" office:value-type="string">
            <text:p text:style-name="P207">Eliminar de la Entidad Formacion Beneficiario la primativa UK_Beneficiario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4">1<text:span text:style-name="T73">3</text:span></text:p>
          </table:table-cell>
          <table:table-cell table:style-name="Tabla3.B8" table:number-columns-spanned="3" office:value-type="string">
            <text:p text:style-name="P208">Agregar en el archivo de configuración “web.config” la carpeta de rutas para el módulo de seguimiento.</text:p>
            <text:p text:style-name="P140">&lt;appSettings&gt;</text:p>
            <text:p text:style-name="P140"><text:s text:c="4"/>...</text:p>
            <text:p text:style-name="P140"><text:s text:c="4"/><text:span text:style-name="T70">&lt;add key="RutaCarpetaElectronicaSeguimiento" value="E:\SPEFormacion\CarpetaElectronicaSeguimiento\" /&gt;</text:span></text:p>
            <text:p text:style-name="P140"><text:s text:c="4"/>...</text:p>
            <text:p text:style-name="P142"><text:span text:style-name="T28">&lt;/appSettings&gt;</text:span> 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4">1<text:span text:style-name="T73">4</text:span></text:p>
          </table:table-cell>
          <table:table-cell table:style-name="Tabla3.B8" table:number-columns-spanned="3" office:value-type="string">
            <text:p text:style-name="P198">Compilar el proyecto Talentos para el Empleo con la configuración del paso <text:span text:style-name="T71">14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5">1<text:span text:style-name="T73">5</text:span></text:p>
          </table:table-cell>
          <table:table-cell table:style-name="Tabla3.B8" table:number-columns-spanned="3" office:value-type="string">
            <text:p text:style-name="P184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235">1<text:span text:style-name="T73">6</text:span></text:p>
          </table:table-cell>
          <table:table-cell table:style-name="Tabla3.B8" table:number-columns-spanned="3" office:value-type="string">
            <text:p text:style-name="P2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3"><text:span text:style-name="T18">Fuente: </text:span>Elaboración propia</text:p>
      <text:p text:style-name="P101"/>
      <text:list xml:id="list115344860769525" text:continue-numbering="true" text:style-name="WWNum1">
        <text:list-item>
          <text:h text:style-name="P256" text:outline-level="1"><text:bookmark-start text:name="__RefHeading__2102_1487805163"/>Versión 00<text:span text:style-name="T74">4</text:span>. <text:span text:style-name="T32">Actualización</text:span> del Proyecto<text:bookmark-end text:name="__RefHeading__2102_1487805163"/></text:h>
        </text:list-item>
      </text:list>
      <text:p text:style-name="P111"/>
      <text:p text:style-name="P104"><text:span text:style-name="T21">En esta versión se actualizó, configuró y se puso en marcha el módulo de preinscripción</text:span>. <text:span text:style-name="T21">Para su implementación se realizaron los siguientes pasos:</text:span></text:p>
      <text:p text:style-name="P58"/>
      <text:p text:style-name="P265"><text:span text:style-name="T18">Tabla </text:span><text:span text:style-name="T18"><text:sequence text:ref-name="refTable3" text:name="Table" text:formula="ooow:Table+1" style:num-format="1">4</text:sequence></text:span><text:span text:style-name="T18">: </text:span><text:span text:style-name="T27">Paso a producción versión 004</text:span>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146">ID <text:span text:style-name="T27">PP</text:span></text:p>
          </table:table-cell>
          <table:covered-table-cell/>
          <table:table-cell table:style-name="Tabla6.A1" office:value-type="string">
            <text:p text:style-name="P146">Fecha</text:p>
          </table:table-cell>
          <table:table-cell table:style-name="Tabla6.D1" office:value-type="string">
            <text:p text:style-name="P146"><text:span text:style-name="T22">Ejecutado</text:span> por</text:p>
          </table:table-cell>
        </table:table-row>
        <table:table-row table:style-name="Tabla6.1">
          <table:table-cell table:style-name="Tabla6.A2" table:number-columns-spanned="2" office:value-type="string">
            <text:p text:style-name="P132"><text:span text:style-name="T22">PP</text:span>-00<text:span text:style-name="T74">4</text:span></text:p>
          </table:table-cell>
          <table:covered-table-cell/>
          <table:table-cell table:style-name="Tabla6.A2" office:value-type="string">
            <text:p text:style-name="P132"><text:span text:style-name="T93">19</text:span> de <text:span text:style-name="T93">Mayo</text:span> de 2015</text:p>
          </table:table-cell>
          <table:table-cell table:style-name="Tabla6.D2" office:value-type="string">
            <text:p text:style-name="P169"><text:span text:style-name="T74">Jhony Alexander Rocha</text:span></text:p>
          </table:table-cell>
        </table:table-row>
        <table:table-row table:style-name="Tabla6.1">
          <table:table-cell table:style-name="Tabla6.D1" table:number-columns-spanned="4" office:value-type="string">
            <text:p text:style-name="P154">Objetivo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1" table:number-columns-spanned="4" office:value-type="string">
            <text:p text:style-name="P162">Pas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62">No.</text:p>
          </table:table-cell>
          <table:table-cell table:style-name="Tabla6.D1" table:number-columns-spanned="3" office:value-type="string">
            <text:p text:style-name="P162">Descripción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89">1</text:p>
          </table:table-cell>
          <table:table-cell table:style-name="Tabla6.D2" table:number-columns-spanned="3" office:value-type="string">
            <text:p text:style-name="P180">Detener servicio del IIS correspondiente al proyecto Talentos para el Empleo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12">2</text:p>
          </table:table-cell>
          <table:table-cell table:style-name="Tabla6.B8" table:number-columns-spanned="3" office:value-type="string">
            <text:p text:style-name="P209">Agregar en el archivo de configuración “web.config” la carpeta de rutas para el módulo de <text:span text:style-name="T78">preinscrición</text:span>.</text:p>
            <text:p text:style-name="P141">&lt;appSettings&gt;</text:p>
            <text:p text:style-name="P141"><text:s text:c="4"/>...</text:p>
            <text:p text:style-name="P141"><text:s text:c="4"/><text:span text:style-name="T77">&lt;add key="RutaCarpetaElectronicaPreinscripcion" value="E:\SPEFormacion\CarpetaElectronicaPreinscripcion\" /&gt;</text:span></text:p>
            <text:p text:style-name="P141"><text:s text:c="4"/>...</text:p>
            <text:p text:style-name="P143"><text:span text:style-name="T29">&lt;/appSettings&gt;</text:span><text:span text:style-name="T25"> </text:span>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89">3</text:p>
          </table:table-cell>
          <table:table-cell table:style-name="Tabla6.B8" table:number-columns-spanned="3" office:value-type="string">
            <text:p text:style-name="P65"><text:span text:style-name="T39">Ejecutar el script de </text:span><text:span text:style-name="T41">actualización fecha corte</text:span><text:span text:style-name="T39"> para la entidad </text:span><text:span text:style-name="T41">potencial beneficiario</text:span><text:span text:style-name="T39"> </text:span><text:span text:style-name="T40">en la base de datos</text:span><text:span text:style-name="T39">.</text:span><text:span text:style-name="T35"> </text:span></text:p>
            <text:p text:style-name="P76">“<text:span text:style-name="T79">0-update_potencial_beneficiario_fecha_corte</text:span>.sql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39">4</text:p>
          </table:table-cell>
          <table:table-cell table:style-name="Tabla6.B8" table:number-columns-spanned="3" office:value-type="string">
            <text:p text:style-name="P65"><text:span text:style-name="T39">Ejecutar el script de </text:span><text:span text:style-name="T41">cambio de rutas para la nueva estructura del sitio</text:span><text:span text:style-name="T39"> </text:span><text:span text:style-name="T40">en la base de datos</text:span><text:span text:style-name="T39">.</text:span><text:span text:style-name="T35"> </text:span></text:p>
            <text:p text:style-name="P76">“<text:span text:style-name="T79">1-Cambio Rutas Nueva Estructura Si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0">5</text:p>
          </table:table-cell>
          <table:table-cell table:style-name="Tabla6.B8" table:number-columns-spanned="3" office:value-type="string">
            <text:p text:style-name="P213">Ejecutar el script de inserción de rutas de soporte planilla novedad en la base de datos.</text:p>
            <text:p text:style-name="P76">“<text:span text:style-name="T79">2-insert_rutas_soporte_planilla_novedad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0">6</text:p>
          </table:table-cell>
          <table:table-cell table:style-name="Tabla6.B8" table:number-columns-spanned="3" office:value-type="string">
            <text:p text:style-name="P214">Ejecutar el script de inserción de <text:span text:style-name="T81">roles</text:span> <text:span text:style-name="T81">de centro de empleo</text:span> en la base de datos.</text:p>
            <text:p text:style-name="P77">“<text:span text:style-name="T80">3-insert_aspnet_roles_centro_emple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1">7</text:p>
          </table:table-cell>
          <table:table-cell table:style-name="Tabla6.B8" table:number-columns-spanned="3" office:value-type="string">
            <text:p text:style-name="P215">Ejecutar el script de inserción de <text:span text:style-name="T82">usuarios</text:span> <text:span text:style-name="T81">de centro de empleo</text:span> en la base de datos.</text:p>
            <text:p text:style-name="P78">“<text:span text:style-name="T82">4-insert_aspnet_user_centro_empleo.sql</text:span>”</text:p>
          </table:table-cell>
          <table:covered-table-cell/>
          <table:covered-table-cell/>
        </table:table-row>
        <text:soft-page-break/>
        <table:table-row table:style-name="Tabla6.1">
          <table:table-cell table:style-name="Tabla6.A8" office:value-type="string">
            <text:p text:style-name="P221">8</text:p>
          </table:table-cell>
          <table:table-cell table:style-name="Tabla6.B8" table:number-columns-spanned="3" office:value-type="string">
            <text:p text:style-name="P215">Ejecutar el script de inserción de <text:span text:style-name="T82">tipo de novedad</text:span> en la base de datos.</text:p>
            <text:p text:style-name="P78">“<text:span text:style-name="T82">5-insert_table_novedad_tip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1">9</text:p>
          </table:table-cell>
          <table:table-cell table:style-name="Tabla6.B8" table:number-columns-spanned="3" office:value-type="string">
            <text:p text:style-name="P216">Ejecutar el script de <text:span text:style-name="T83">actualización de valores null a cero</text:span> <text:span text:style-name="T83">en la tabla paquete en </text:span>la base de datos.</text:p>
            <text:p text:style-name="P79">“<text:span text:style-name="T83">6-update_paquete_cupos_null_cer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2">10</text:p>
          </table:table-cell>
          <table:table-cell table:style-name="Tabla6.B8" table:number-columns-spanned="3" office:value-type="string">
            <text:p text:style-name="P216">Ejecutar el script de <text:span text:style-name="T83">actualización de tipo de dato INT del campo cupos en la tabla paquete en </text:span>la base de datos.</text:p>
            <text:p text:style-name="P79">“<text:span text:style-name="T83">7-alter_table_paquete_cupos_int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2">11</text:p>
          </table:table-cell>
          <table:table-cell table:style-name="Tabla6.B8" table:number-columns-spanned="3" office:value-type="string">
            <text:p text:style-name="P217">Ejecutar el script de <text:span text:style-name="T84">inserción de rutas para preinscripción en la tabla aspnet_paths en </text:span>la base de datos.</text:p>
            <text:p text:style-name="P80">“<text:span text:style-name="T84">8-insert_aspnet_path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3">12</text:p>
          </table:table-cell>
          <table:table-cell table:style-name="Tabla6.B8" table:number-columns-spanned="3" office:value-type="string">
            <text:p text:style-name="P217">Ejecutar el script de <text:span text:style-name="T85">creación de tabla centro de empleo en </text:span>la base de datos.</text:p>
            <text:p text:style-name="P81">“<text:span text:style-name="T85">9-create_table_centro_empleo_usuari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4">13</text:p>
          </table:table-cell>
          <table:table-cell table:style-name="Tabla6.B8" table:number-columns-spanned="3" office:value-type="string">
            <text:p text:style-name="P217">Ejecutar el script de <text:span text:style-name="T86">inserción de usuarios centro centro de empleo en </text:span>la base de datos.</text:p>
            <text:p text:style-name="P82">“<text:span text:style-name="T86">10-insert_table_centro_empleo_usuari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5">14</text:p>
          </table:table-cell>
          <table:table-cell table:style-name="Tabla6.B8" table:number-columns-spanned="3" office:value-type="string">
            <text:p text:style-name="P217">Ejecutar el script de <text:span text:style-name="T87">actualización de formato código centro centro de empleo en </text:span>la base de datos.</text:p>
            <text:p text:style-name="P83">“<text:span text:style-name="T87">11-update_centros_empleo_formato_codig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6">15</text:p>
          </table:table-cell>
          <table:table-cell table:style-name="Tabla6.B8" table:number-columns-spanned="3" office:value-type="string">
            <text:p text:style-name="P217">Ejecutar el script de <text:span text:style-name="T87">actualización de nombre de la convocatoria en la tabla periodo en </text:span>la base de datos.</text:p>
            <text:p text:style-name="P84">“<text:span text:style-name="T88">12-update_periodo_formacion_nombre_periodo_1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7">16</text:p>
          </table:table-cell>
          <table:table-cell table:style-name="Tabla6.B8" table:number-columns-spanned="3" office:value-type="string">
            <text:p text:style-name="P218">Ejecutar el script de <text:span text:style-name="T89">inserción de rutas de acceso para la unidad al módulo de seguimiento en </text:span>la base de datos.</text:p>
            <text:p text:style-name="P84">“<text:span text:style-name="T88">13-insert_rutas_unidad_seguimiento_repor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28">17</text:p>
          </table:table-cell>
          <table:table-cell table:style-name="Tabla6.B8" table:number-columns-spanned="3" office:value-type="string">
            <text:p text:style-name="P219">Ejecutar el script de <text:span text:style-name="T90">inserción de tipos de soportes en la tabla código de referencia en </text:span>la base de datos.</text:p>
            <text:p text:style-name="P85">“<text:span text:style-name="T89">14-insert_codigo_referencia_tipo_soporte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34">1<text:span text:style-name="T91">8</text:span></text:p>
          </table:table-cell>
          <table:table-cell table:style-name="Tabla6.B8" table:number-columns-spanned="3" office:value-type="string">
            <text:p text:style-name="P198">Compilar el proyecto Talentos para el Empleo con la configuración del paso <text:span text:style-name="T91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35">1<text:span text:style-name="T91">9</text:span></text:p>
          </table:table-cell>
          <table:table-cell table:style-name="Tabla6.B8" table:number-columns-spanned="3" office:value-type="string">
            <text:p text:style-name="P184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240">20</text:p>
          </table:table-cell>
          <table:table-cell table:style-name="Tabla6.B8" table:number-columns-spanned="3" office:value-type="string">
            <text:p text:style-name="P2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4"><text:span text:style-name="T18">Fuente: </text:span>Elaboración propia</text:p>
      <text:list xml:id="list115344819823804" text:continue-numbering="true" text:style-name="WWNum1">
        <text:list-item>
          <text:h text:style-name="P257" text:outline-level="1"><text:bookmark-start text:name="__RefHeading__3972_1487805163"/>Versión 00<text:span text:style-name="T92">5</text:span>. <text:span text:style-name="T32">Actualización</text:span> del Proyecto<text:bookmark-end text:name="__RefHeading__3972_1487805163"/></text:h>
        </text:list-item>
      </text:list>
      <text:p text:style-name="P112"/>
      <text:p text:style-name="P105"><text:span text:style-name="T21">En esta versión se actualizó y configuró el módulo de preinscripción</text:span>. <text:span text:style-name="T21">Para su implementación se realizaron los siguientes pasos:</text:span></text:p>
      <text:p text:style-name="P59"/>
      <text:p text:style-name="P266"><text:span text:style-name="T18">Tabla </text:span><text:span text:style-name="T18"><text:sequence text:ref-name="refTable4" text:name="Table" text:formula="ooow:Table+1" style:num-format="1">5</text:sequence></text:span><text:span text:style-name="T18">: </text:span><text:span text:style-name="T27">Paso a producción versión 005</text:span>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2" office:value-type="string">
            <text:p text:style-name="P147">ID <text:span text:style-name="T27">PP</text:span></text:p>
          </table:table-cell>
          <table:covered-table-cell/>
          <table:table-cell table:style-name="Tabla7.A1" office:value-type="string">
            <text:p text:style-name="P147">Fecha</text:p>
          </table:table-cell>
          <table:table-cell table:style-name="Tabla7.D1" office:value-type="string">
            <text:p text:style-name="P147"><text:span text:style-name="T22">Ejecutado</text:span> por</text:p>
          </table:table-cell>
        </table:table-row>
        <table:table-row table:style-name="Tabla7.1">
          <table:table-cell table:style-name="Tabla7.A2" table:number-columns-spanned="2" office:value-type="string">
            <text:p text:style-name="P133"><text:span text:style-name="T22">PP</text:span>-00<text:span text:style-name="T92">5</text:span></text:p>
          </table:table-cell>
          <table:covered-table-cell/>
          <table:table-cell table:style-name="Tabla7.A2" office:value-type="string">
            <text:p text:style-name="P133"><text:span text:style-name="T94">21</text:span> de <text:span text:style-name="T94">Mayo</text:span> de 2015</text:p>
          </table:table-cell>
          <table:table-cell table:style-name="Tabla7.D2" office:value-type="string">
            <text:p text:style-name="P170"><text:span text:style-name="T74">Jhony Alexander Rocha</text:span></text:p>
          </table:table-cell>
        </table:table-row>
        <table:table-row table:style-name="Tabla7.1">
          <table:table-cell table:style-name="Tabla7.D1" table:number-columns-spanned="4" office:value-type="string">
            <text:p text:style-name="P155">Objetivo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1" table:number-columns-spanned="4" office:value-type="string">
            <text:p text:style-name="P163">Paso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163">No.</text:p>
          </table:table-cell>
          <table:table-cell table:style-name="Tabla7.D1" table:number-columns-spanned="3" office:value-type="string">
            <text:p text:style-name="P163">Descripción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90">1</text:p>
          </table:table-cell>
          <table:table-cell table:style-name="Tabla7.D2" table:number-columns-spanned="3" office:value-type="string">
            <text:p text:style-name="P182">Detener servicio del IIS correspondiente al proyecto Talentos para el Empleo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241">2</text:p>
          </table:table-cell>
          <table:table-cell table:style-name="Tabla7.B8" table:number-columns-spanned="3" office:value-type="string">
            <text:p text:style-name="P66"><text:span text:style-name="T39">Ejecutar el script de </text:span><text:span text:style-name="T41">actualización </text:span><text:span text:style-name="T42">de la columna idPaquete de la tabla formación beneficiario </text:span><text:span text:style-name="T40">en la base de datos</text:span><text:span text:style-name="T39">.</text:span><text:span text:style-name="T35"> </text:span></text:p>
            <text:p text:style-name="P86">“<text:span text:style-name="T95">1-alter_column_formacion_beneficiario_idpaquete</text:span>.sql”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241">3</text:p>
          </table:table-cell>
          <table:table-cell table:style-name="Tabla7.B8" table:number-columns-spanned="3" office:value-type="string">
            <text:p text:style-name="P199">Compilar el proyecto Talentos para el Empleo con la configuración del paso <text:span text:style-name="T91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241">4</text:p>
          </table:table-cell>
          <table:table-cell table:style-name="Tabla7.B8" table:number-columns-spanned="3" office:value-type="string">
            <text:p text:style-name="P184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241">5</text:p>
          </table:table-cell>
          <table:table-cell table:style-name="Tabla7.B8" table:number-columns-spanned="3" office:value-type="string">
            <text:p text:style-name="P18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5"><text:span text:style-name="T18">Fuente: </text:span>Elaboración propia</text:p>
      <text:p text:style-name="Standard"/>
      <text:list xml:id="list115344811508032" text:continue-numbering="true" text:style-name="WWNum1">
        <text:list-item>
          <text:h text:style-name="P258" text:outline-level="1"><text:bookmark-start text:name="__RefHeading__3974_1487805163"/>Versión 00<text:span text:style-name="T96">6</text:span>. <text:span text:style-name="T32">Actualización</text:span> del Proyecto<text:bookmark-end text:name="__RefHeading__3974_1487805163"/></text:h>
        </text:list-item>
      </text:list>
      <text:p text:style-name="P113"/>
      <text:p text:style-name="P106"><text:span text:style-name="T21">En esta versión se actualizó y configuró el aplicativo para el manejo de paquetes de formación de tipo validación con un sólo programa y dos módulos, </text:span><text:span text:style-name="T5">la administración de cambio de jornada para el perfil de institución de formación,</text:span><text:span text:style-name="T6"> la validación de control de fechas por cada uno de los procesos </text:span><text:span text:style-name="T7">de preinscripción, matrícula, seguimiento y cierre, </text:span><text:span text:style-name="T14">módulo de cierre y su formalización con documentos soportes</text:span>. <text:span text:style-name="T21">Para su implementación se realizaron los siguientes pasos:</text:span></text:p>
      <text:p text:style-name="P60"/>
      <text:p text:style-name="P267"><text:span text:style-name="T18">Tabla </text:span><text:span text:style-name="T18"><text:sequence text:ref-name="refTable5" text:name="Table" text:formula="ooow:Table+1" style:num-format="1">6</text:sequence></text:span><text:span text:style-name="T18">: </text:span><text:span text:style-name="T27">Paso a producción versión 006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columns-spanned="2" office:value-type="string">
            <text:p text:style-name="P148">ID <text:span text:style-name="T27">PP</text:span></text:p>
          </table:table-cell>
          <table:covered-table-cell/>
          <table:table-cell table:style-name="Tabla8.A1" office:value-type="string">
            <text:p text:style-name="P148">Fecha</text:p>
          </table:table-cell>
          <table:table-cell table:style-name="Tabla8.D1" office:value-type="string">
            <text:p text:style-name="P148"><text:span text:style-name="T22">Ejecutado</text:span> por</text:p>
          </table:table-cell>
        </table:table-row>
        <table:table-row table:style-name="Tabla8.1">
          <table:table-cell table:style-name="Tabla8.A2" table:number-columns-spanned="2" office:value-type="string">
            <text:p text:style-name="P134"><text:span text:style-name="T22">PP</text:span>-00<text:span text:style-name="T96">6</text:span></text:p>
          </table:table-cell>
          <table:covered-table-cell/>
          <table:table-cell table:style-name="Tabla8.A2" office:value-type="string">
            <text:p text:style-name="P134"><text:span text:style-name="T97">09</text:span> de <text:span text:style-name="T97">Junio</text:span> de 2015</text:p>
          </table:table-cell>
          <table:table-cell table:style-name="Tabla8.D2" office:value-type="string">
            <text:p text:style-name="P171"><text:span text:style-name="T74">Jhony Alexander Rocha</text:span></text:p>
          </table:table-cell>
        </table:table-row>
        <table:table-row table:style-name="Tabla8.1">
          <table:table-cell table:style-name="Tabla8.D1" table:number-columns-spanned="4" office:value-type="string">
            <text:p text:style-name="P156">Objetivo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1" table:number-columns-spanned="4" office:value-type="string">
            <text:p text:style-name="P164">Pasos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164">No.</text:p>
          </table:table-cell>
          <table:table-cell table:style-name="Tabla8.D1" table:number-columns-spanned="3" office:value-type="string">
            <text:p text:style-name="P164">Descripción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191">1</text:p>
          </table:table-cell>
          <table:table-cell table:style-name="Tabla8.D2" table:number-columns-spanned="3" office:value-type="string">
            <text:p text:style-name="P183">Detener servicio del IIS correspondiente al proyecto Talentos para el Empleo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2">2</text:p>
          </table:table-cell>
          <table:table-cell table:style-name="Tabla8.B8" table:number-columns-spanned="3" office:value-type="string">
            <text:p text:style-name="P67"><text:span text:style-name="T39">Ejecutar el script de </text:span><text:span text:style-name="T43">inserción</text:span><text:span text:style-name="T41"> </text:span><text:span text:style-name="T42">de la </text:span><text:span text:style-name="T43">programas de formación de tipo validación</text:span><text:span text:style-name="T42"> </text:span><text:span text:style-name="T40">en la base de datos</text:span><text:span text:style-name="T39">.</text:span><text:span text:style-name="T35"> </text:span></text:p>
            <text:p text:style-name="P87">“<text:span text:style-name="T98">1-insert_paquetes_validacion_decimo_once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3</text:p>
          </table:table-cell>
          <table:table-cell table:style-name="Tabla8.B8" table:number-columns-spanned="3" office:value-type="string">
            <text:p text:style-name="P67"><text:span text:style-name="T39">Ejecutar el script de </text:span><text:span text:style-name="T44">actualización</text:span><text:span text:style-name="T41"> </text:span><text:span text:style-name="T42">de </text:span><text:span text:style-name="T44">control de fechas de los procesos</text:span><text:span text:style-name="T42"> </text:span><text:span text:style-name="T40">en la base de datos</text:span><text:span text:style-name="T39">.</text:span><text:span text:style-name="T35"> </text:span></text:p>
            <text:p text:style-name="P88">“<text:span text:style-name="T99">2-alter_procedimiento_almacenado_control_fechas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4</text:p>
          </table:table-cell>
          <table:table-cell table:style-name="Tabla8.B8" table:number-columns-spanned="3" office:value-type="string">
            <text:p text:style-name="P67"><text:span text:style-name="T39">Ejecutar el script de </text:span><text:span text:style-name="T43">inserción</text:span><text:span text:style-name="T41"> </text:span><text:span text:style-name="T42">de </text:span><text:span text:style-name="T45">roles para la funcionalidad de cambio de jornada</text:span><text:span text:style-name="T42"> </text:span><text:span text:style-name="T40">en la base de datos</text:span><text:span text:style-name="T39">.</text:span><text:span text:style-name="T35"> </text:span></text:p>
            <text:p text:style-name="P88">“<text:span text:style-name="T99">3-insert path_pathroles_cambiarjornada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5</text:p>
          </table:table-cell>
          <table:table-cell table:style-name="Tabla8.B8" table:number-columns-spanned="3" office:value-type="string">
            <text:p text:style-name="P67"><text:span text:style-name="T39">Ejecutar el script de </text:span><text:span text:style-name="T46">actualización del campo idPeriodo a Bigint</text:span><text:span text:style-name="T41"> </text:span><text:span text:style-name="T42">de la </text:span><text:span text:style-name="T46">tabla paquete </text:span><text:span text:style-name="T40">en la base de datos</text:span><text:span text:style-name="T39">.</text:span><text:span text:style-name="T35"> </text:span></text:p>
            <text:p text:style-name="P88">“<text:span text:style-name="T99">4-alter_table_paquete_idPeriodo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6</text:p>
          </table:table-cell>
          <table:table-cell table:style-name="Tabla8.B8" table:number-columns-spanned="3" office:value-type="string">
            <text:p text:style-name="P67"><text:span text:style-name="T39">Ejecutar el script de </text:span><text:span text:style-name="T43">inserción</text:span><text:span text:style-name="T41"> </text:span><text:span text:style-name="T42">de </text:span><text:span text:style-name="T47">usuario de centro de empleo</text:span><text:span text:style-name="T42"> </text:span><text:span text:style-name="T40">en la base de datos</text:span><text:span text:style-name="T39">.</text:span><text:span text:style-name="T35"> </text:span></text:p>
            <text:p text:style-name="P88">“<text:span text:style-name="T99">5-insert_user_centro_empleo.sql</text:span>”</text:p>
          </table:table-cell>
          <table:covered-table-cell/>
          <table:covered-table-cell/>
        </table:table-row>
        <text:soft-page-break/>
        <table:table-row table:style-name="Tabla8.1">
          <table:table-cell table:style-name="Tabla8.A8" office:value-type="string">
            <text:p text:style-name="P245">7</text:p>
          </table:table-cell>
          <table:table-cell table:style-name="Tabla8.B8" table:number-columns-spanned="3" office:value-type="string">
            <text:p text:style-name="P200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8</text:p>
          </table:table-cell>
          <table:table-cell table:style-name="Tabla8.B8" table:number-columns-spanned="3" office:value-type="string">
            <text:p text:style-name="P183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245">9</text:p>
          </table:table-cell>
          <table:table-cell table:style-name="Tabla8.B8" table:number-columns-spanned="3" office:value-type="string">
            <text:p text:style-name="P18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6"><text:span text:style-name="T18">Fuente: </text:span>Elaboración propia</text:p>
      <text:p text:style-name="Standard"/>
      <text:list xml:id="list115345670882424" text:continue-numbering="true" text:style-name="WWNum1">
        <text:list-item>
          <text:h text:style-name="P259" text:outline-level="1"><text:bookmark-start text:name="__RefHeading__5881_1487805163"/>Versión 00<text:span text:style-name="T101">7</text:span>. <text:span text:style-name="T32">Actualización</text:span> del Proyecto<text:bookmark-end text:name="__RefHeading__5881_1487805163"/></text:h>
        </text:list-item>
      </text:list>
      <text:p text:style-name="P114"/>
      <text:p text:style-name="P102"><text:span text:style-name="T21">En esta versión se actualizó y configuró el aplicativo para el manejo de la convocatoria No. 2, módulo de cierre de la convocatoria No. 1,</text:span><text:span text:style-name="T8"> el cálculo del porcentaje de asistencia de los beneficiarios</text:span>. <text:span text:style-name="T106">En el reporte de seguimiento (planillas) y en la funcionalidad de anular planillas se </text:span><text:span text:style-name="T13">ajustarón</text:span><text:span text:style-name="T106"> los filtros, para que se tenga en cuenta en el listado de paquetes la convocatoria seleccionada. Adicionalmente en el reporte de seguimiento se </text:span><text:span text:style-name="T13">deshabilitó</text:span><text:span text:style-name="T106"> el botón descargar, cuando el estado de la planilla es Generada. Para su implementación se realizaron los siguientes pasos:</text:span></text:p>
      <text:p text:style-name="P61"/>
      <text:p text:style-name="P268"><text:span text:style-name="T18">Tabla </text:span><text:span text:style-name="T18"><text:sequence text:ref-name="refTable6" text:name="Table" text:formula="ooow:Table+1" style:num-format="1">7</text:sequence></text:span><text:span text:style-name="T18">: </text:span><text:span text:style-name="T27">Paso a producción versión 007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49">ID <text:span text:style-name="T27">PP</text:span></text:p>
          </table:table-cell>
          <table:covered-table-cell/>
          <table:table-cell table:style-name="Tabla9.A1" office:value-type="string">
            <text:p text:style-name="P149">Fecha</text:p>
          </table:table-cell>
          <table:table-cell table:style-name="Tabla9.D1" office:value-type="string">
            <text:p text:style-name="P149"><text:span text:style-name="T22">Ejecutado</text:span> por</text:p>
          </table:table-cell>
        </table:table-row>
        <table:table-row table:style-name="Tabla9.1">
          <table:table-cell table:style-name="Tabla9.A2" table:number-columns-spanned="2" office:value-type="string">
            <text:p text:style-name="P135"><text:span text:style-name="T22">PP</text:span>-00<text:span text:style-name="T101">7</text:span></text:p>
          </table:table-cell>
          <table:covered-table-cell/>
          <table:table-cell table:style-name="Tabla9.A2" office:value-type="string">
            <text:p text:style-name="P135"><text:span text:style-name="T101">30</text:span> de <text:span text:style-name="T97">Junio</text:span> de 2015</text:p>
          </table:table-cell>
          <table:table-cell table:style-name="Tabla9.D2" office:value-type="string">
            <text:p text:style-name="P172"><text:span text:style-name="T74">Jhony Alexander Rocha</text:span></text:p>
          </table:table-cell>
        </table:table-row>
        <table:table-row table:style-name="Tabla9.1">
          <table:table-cell table:style-name="Tabla9.D1" table:number-columns-spanned="4" office:value-type="string">
            <text:p text:style-name="P157">Objetivo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2" table:number-columns-spanned="4" office:value-type="string">
            <text:p text:style-name="P177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1" table:number-columns-spanned="4" office:value-type="string">
            <text:p text:style-name="P165">Pasos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65">No.</text:p>
          </table:table-cell>
          <table:table-cell table:style-name="Tabla9.D1" table:number-columns-spanned="3" office:value-type="string">
            <text:p text:style-name="P165">Descripción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192">1</text:p>
          </table:table-cell>
          <table:table-cell table:style-name="Tabla9.D2" table:number-columns-spanned="3" office:value-type="string">
            <text:p text:style-name="P185">Detener servicio del IIS correspondiente al proyecto Talentos para el Empleo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3">2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43">inserción</text:span><text:span text:style-name="T41"> </text:span><text:span text:style-name="T42">de </text:span><text:span text:style-name="T48">rutas de acceso a la funcionalidad de seguimiento de la convocatoria No. 2 </text:span><text:span text:style-name="T40">en la base de datos</text:span><text:span text:style-name="T39">.</text:span><text:span text:style-name="T35"> </text:span></text:p>
            <text:p text:style-name="P89">“<text:span text:style-name="T102">1-insert_paths_seguimiento_convocatoria_2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6">3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49">inserción de rutas de acceso para el módulo de cierre de paquetes con un sólo programa</text:span><text:span text:style-name="T42"> </text:span><text:span text:style-name="T40">en la base de datos</text:span><text:span text:style-name="T39">.</text:span><text:span text:style-name="T35"> </text:span></text:p>
            <text:p text:style-name="P89">“<text:span text:style-name="T102">2-insert_paths_cierre_modulo_paquete_un_program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6">4</text:p>
          </table:table-cell>
          <table:table-cell table:style-name="Tabla9.B8" table:number-columns-spanned="3" office:value-type="string">
            <text:p text:style-name="P68"><text:span text:style-name="T39">Ejecutar el script de</text:span><text:span text:style-name="T45"> </text:span><text:span text:style-name="T50">actualización del contenido del campo cantidad de módulos en la tabla programa jornada</text:span><text:span text:style-name="T42"> </text:span><text:span text:style-name="T40">en la base de datos</text:span><text:span text:style-name="T39">.</text:span><text:span text:style-name="T35"> </text:span></text:p>
            <text:p text:style-name="P89">“<text:span text:style-name="T102">3-update_programa_jornada_cantidad_modulo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6">5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50">creación de la tabla cierre de módulos</text:span><text:span text:style-name="T46"> </text:span><text:span text:style-name="T40">en la base de datos</text:span><text:span text:style-name="T39">.</text:span><text:span text:style-name="T35"> </text:span></text:p>
            <text:p text:style-name="P91"><text:soft-page-break/>“<text:span text:style-name="T104">4-create_tabl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6">6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50">creación de la tabla novedades de cierre de módulos</text:span><text:span text:style-name="T42"> </text:span><text:span text:style-name="T40">en la base de datos</text:span><text:span text:style-name="T39">.</text:span><text:span text:style-name="T35"> </text:span></text:p>
            <text:p text:style-name="P91">“<text:span text:style-name="T104">5-create_table_cierre_modulo_novedad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7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43">inserción</text:span><text:span text:style-name="T41"> </text:span><text:span text:style-name="T42">de </text:span><text:span text:style-name="T51">tipo de soportes en la tabla código de referencia</text:span><text:span text:style-name="T42"> </text:span><text:span text:style-name="T40">en la base de datos</text:span><text:span text:style-name="T39">.</text:span><text:span text:style-name="T35"> </text:span></text:p>
            <text:p text:style-name="P90">“<text:span text:style-name="T103">6-insert_tipo_soport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8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43">inserción</text:span><text:span text:style-name="T41"> </text:span><text:span text:style-name="T42">de </text:span><text:span text:style-name="T52">rutas de acceso al módulo de cierre de módulos</text:span><text:span text:style-name="T42"> </text:span><text:span text:style-name="T40">en la base de datos</text:span><text:span text:style-name="T39">.</text:span><text:span text:style-name="T35"> </text:span></text:p>
            <text:p text:style-name="P91">“<text:span text:style-name="T104">7-insert_paths_cierre_modulo_soporte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9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43">inserción</text:span><text:span text:style-name="T41"> </text:span><text:span text:style-name="T42">de</text:span><text:span text:style-name="T53">l estado no aprobado en la tabla de código de referencia </text:span><text:span text:style-name="T40">en la base de datos</text:span><text:span text:style-name="T39">.</text:span><text:span text:style-name="T35"> </text:span></text:p>
            <text:p text:style-name="P91">“<text:span text:style-name="T104">8-insert_estado_no_aprobad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10</text:p>
          </table:table-cell>
          <table:table-cell table:style-name="Tabla9.B8" table:number-columns-spanned="3" office:value-type="string">
            <text:p text:style-name="P68"><text:span text:style-name="T39">Ejecutar el script de </text:span><text:span text:style-name="T54">actualización en la tabla formación beneficiario para agregar el campo de porcentaje de asistencia</text:span><text:span text:style-name="T42"> </text:span><text:span text:style-name="T40">en la base de datos</text:span><text:span text:style-name="T39">.</text:span><text:span text:style-name="T35"> </text:span></text:p>
            <text:p text:style-name="P91">“<text:span text:style-name="T104">9-alter_table_add_porcentaje_asistenci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11</text:p>
          </table:table-cell>
          <table:table-cell table:style-name="Tabla9.B8" table:number-columns-spanned="3" office:value-type="string">
            <text:p text:style-name="P201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12</text:p>
          </table:table-cell>
          <table:table-cell table:style-name="Tabla9.B8" table:number-columns-spanned="3" office:value-type="string">
            <text:p text:style-name="P185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248">13</text:p>
          </table:table-cell>
          <table:table-cell table:style-name="Tabla9.B8" table:number-columns-spanned="3" office:value-type="string">
            <text:p text:style-name="P185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7"><text:span text:style-name="T18">Fuente: </text:span>Elaboración propia</text:p>
      <text:p text:style-name="P96"/>
      <text:list xml:id="list115345432550027" text:continue-numbering="true" text:style-name="WWNum1">
        <text:list-item>
          <text:h text:style-name="P260" text:outline-level="1"><text:bookmark-start text:name="__RefHeading__5883_1487805163"/>Versión 00<text:span text:style-name="T2">8</text:span>. <text:span text:style-name="T32">Actualización</text:span> del Proyecto<text:bookmark-end text:name="__RefHeading__5883_1487805163"/></text:h>
        </text:list-item>
      </text:list>
      <text:p text:style-name="P115"/>
      <text:p text:style-name="P107"><text:span text:style-name="T21">En esta versión se actualizó y configuró el aplicativo para el manejo de </text:span><text:span text:style-name="T4">modificar documentos soportes de cierre de módulo</text:span><text:span text:style-name="T21"> y </text:span><text:span text:style-name="T9">los</text:span><text:span text:style-name="T21"> </text:span><text:span text:style-name="T9">reportes del</text:span><text:span text:style-name="T21"> módulo de cierre de la convocatoria No. 1</text:span>. <text:span text:style-name="T21">Para su implementación se realizaron los siguientes pasos:</text:span></text:p>
      <text:p text:style-name="P62"/>
      <text:p text:style-name="P269"><text:span text:style-name="T18">Tabla </text:span><text:span text:style-name="T18"><text:sequence text:ref-name="refTable7" text:name="Table" text:formula="ooow:Table+1" style:num-format="1">8</text:sequence></text:span><text:span text:style-name="T18">: </text:span><text:span text:style-name="T27">Paso a producción versión 00</text:span><text:span text:style-name="T2">8</text:span><text:span text:style-name="T27">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50">ID <text:span text:style-name="T27">PP</text:span></text:p>
          </table:table-cell>
          <table:covered-table-cell/>
          <table:table-cell table:style-name="Tabla10.A1" office:value-type="string">
            <text:p text:style-name="P150">Fecha</text:p>
          </table:table-cell>
          <table:table-cell table:style-name="Tabla10.D1" office:value-type="string">
            <text:p text:style-name="P150"><text:span text:style-name="T22">Ejecutado</text:span> por</text:p>
          </table:table-cell>
        </table:table-row>
        <table:table-row table:style-name="Tabla10.1">
          <table:table-cell table:style-name="Tabla10.A2" table:number-columns-spanned="2" office:value-type="string">
            <text:p text:style-name="P136"><text:span text:style-name="T22">PP</text:span>-00<text:span text:style-name="T2">8</text:span></text:p>
          </table:table-cell>
          <table:covered-table-cell/>
          <table:table-cell table:style-name="Tabla10.A2" office:value-type="string">
            <text:p text:style-name="P136"><text:span text:style-name="T3">07</text:span> de <text:span text:style-name="T97">Ju</text:span><text:span text:style-name="T3">l</text:span><text:span text:style-name="T97">io</text:span> de 2015</text:p>
          </table:table-cell>
          <table:table-cell table:style-name="Tabla10.D2" office:value-type="string">
            <text:p text:style-name="P173"><text:span text:style-name="T74">Jhony Alexander Rocha</text:span></text:p>
          </table:table-cell>
        </table:table-row>
        <table:table-row table:style-name="Tabla10.1">
          <table:table-cell table:style-name="Tabla10.D1" table:number-columns-spanned="4" office:value-type="string">
            <text:p text:style-name="P158">Objetivo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2" table:number-columns-spanned="4" office:value-type="string">
            <text:p text:style-name="P176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1" table:number-columns-spanned="4" office:value-type="string">
            <text:p text:style-name="P166">Pasos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166">No.</text:p>
          </table:table-cell>
          <table:table-cell table:style-name="Tabla10.D1" table:number-columns-spanned="3" office:value-type="string">
            <text:p text:style-name="P166">Descripción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193">1</text:p>
          </table:table-cell>
          <table:table-cell table:style-name="Tabla10.D2" table:number-columns-spanned="3" office:value-type="string">
            <text:p text:style-name="P186">Detener servicio del IIS correspondiente al proyecto Talentos para el Empleo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4">2</text:p>
          </table:table-cell>
          <table:table-cell table:style-name="Tabla10.B8" table:number-columns-spanned="3" office:value-type="string">
            <text:p text:style-name="P69"><text:span text:style-name="T39">Ejecutar el script de </text:span><text:span text:style-name="T43">inserción</text:span><text:span text:style-name="T41"> </text:span><text:span text:style-name="T42">de </text:span><text:span text:style-name="T48">rutas de acceso a la funcionalidad de </text:span><text:span text:style-name="T55">modificacar soportes de cierre de módulo</text:span><text:span text:style-name="T48"> </text:span><text:span text:style-name="T40">en la base de datos</text:span><text:span text:style-name="T39">.</text:span><text:span text:style-name="T35"> </text:span></text:p>
            <text:p text:style-name="P92">“<text:span text:style-name="T105">1-insert_paths_modificar_soporte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7">3</text:p>
          </table:table-cell>
          <table:table-cell table:style-name="Tabla10.B8" table:number-columns-spanned="3" office:value-type="string">
            <text:p text:style-name="P69"><text:span text:style-name="T39">Ejecutar el script de </text:span><text:span text:style-name="T49">inserción de rutas de acceso para el </text:span><text:span text:style-name="T55">reporte</text:span><text:span text:style-name="T49"> </text:span><text:span text:style-name="T55">de </text:span><text:span text:style-name="T49">cierre </text:span><text:span text:style-name="T55">de módulo </text:span><text:span text:style-name="T40">en la base de datos</text:span><text:span text:style-name="T39">.</text:span><text:span text:style-name="T35"> </text:span></text:p>
            <text:p text:style-name="P92">“<text:span text:style-name="T105">2-insert_paths_reporte_unidad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7">4</text:p>
          </table:table-cell>
          <table:table-cell table:style-name="Tabla10.B8" table:number-columns-spanned="3" office:value-type="string">
            <text:p text:style-name="P69"><text:span text:style-name="T39">Ejecutar el script de</text:span><text:span text:style-name="T45"> </text:span><text:span text:style-name="T50">actualización del </text:span><text:span text:style-name="T55">campos porcentaje de asistencia a tipo string</text:span><text:span text:style-name="T50"> en la tabla </text:span><text:span text:style-name="T55">formación beneficiario</text:span><text:span text:style-name="T42"> </text:span><text:span text:style-name="T40">en la base de datos</text:span><text:span text:style-name="T39">.</text:span><text:span text:style-name="T35"> </text:span></text:p>
            <text:p text:style-name="P92">“<text:span text:style-name="T105">3-alter_table_porcentaje_asistencia_string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9">11</text:p>
          </table:table-cell>
          <table:table-cell table:style-name="Tabla10.B8" table:number-columns-spanned="3" office:value-type="string">
            <text:p text:style-name="P202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9">12</text:p>
          </table:table-cell>
          <table:table-cell table:style-name="Tabla10.B8" table:number-columns-spanned="3" office:value-type="string">
            <text:p text:style-name="P186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249">13</text:p>
          </table:table-cell>
          <table:table-cell table:style-name="Tabla10.B8" table:number-columns-spanned="3" office:value-type="string">
            <text:p text:style-name="P186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8"><text:span text:style-name="T18">Fuente: </text:span>Elaboración propia</text:p>
      <text:p text:style-name="P97"/>
      <text:list xml:id="list115346693613554" text:continue-numbering="true" text:style-name="WWNum1">
        <text:list-item>
          <text:h text:style-name="P261" text:outline-level="1"><text:bookmark-start text:name="__RefHeading__5885_1487805163"/>Versión 00<text:span text:style-name="T10">9</text:span>. <text:span text:style-name="T32">Actualización</text:span> del Proyecto<text:bookmark-end text:name="__RefHeading__5885_1487805163"/></text:h>
        </text:list-item>
      </text:list>
      <text:p text:style-name="P116"/>
      <text:p text:style-name="P108"><text:span text:style-name="T21">En esta versión se actualizó y configuró el aplicativo para el manejo de reporte de </text:span><text:span text:style-name="T12">c</text:span><text:span text:style-name="T21">ierre de </text:span><text:span text:style-name="T12">m</text:span><text:span text:style-name="T21">ódulo, </text:span><text:span text:style-name="T15">reporte de </text:span><text:span text:style-name="T12">b</text:span><text:span text:style-name="T21">eneficiarios </text:span><text:span text:style-name="T12">y </text:span><text:span text:style-name="T15">sus </text:span><text:span text:style-name="T12">e</text:span><text:span text:style-name="T21">stados, </text:span><text:span text:style-name="T12">cambio de la lógica de formalización de cierre de paquete para la convocatoria No. 1, ajuste en la descarga de documentos soportes de matrícula y preinscripción</text:span><text:span text:style-name="T21">.</text:span> <text:span text:style-name="T21">Para su implementación se realizaron los siguientes pasos:</text:span></text:p>
      <text:p text:style-name="P63"/>
      <text:p text:style-name="P270"><text:span text:style-name="T18">Tabla </text:span><text:span text:style-name="T18"><text:sequence text:ref-name="refTable8" text:name="Table" text:formula="ooow:Table+1" style:num-format="1">9</text:sequence></text:span><text:span text:style-name="T18">: </text:span><text:span text:style-name="T27">Paso a producción versión 00</text:span><text:span text:style-name="T10">9</text:span><text:span text:style-name="T27">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2" office:value-type="string">
            <text:p text:style-name="P151">ID <text:span text:style-name="T27">PP</text:span></text:p>
          </table:table-cell>
          <table:covered-table-cell/>
          <table:table-cell table:style-name="Tabla11.A1" office:value-type="string">
            <text:p text:style-name="P151">Fecha</text:p>
          </table:table-cell>
          <table:table-cell table:style-name="Tabla11.D1" office:value-type="string">
            <text:p text:style-name="P151"><text:span text:style-name="T22">Ejecutado</text:span> por</text:p>
          </table:table-cell>
        </table:table-row>
        <table:table-row table:style-name="Tabla11.1">
          <table:table-cell table:style-name="Tabla11.A2" table:number-columns-spanned="2" office:value-type="string">
            <text:p text:style-name="P137"><text:span text:style-name="T22">PP</text:span>-00<text:span text:style-name="T10">9</text:span></text:p>
          </table:table-cell>
          <table:covered-table-cell/>
          <table:table-cell table:style-name="Tabla11.A2" office:value-type="string">
            <text:p text:style-name="P137"><text:span text:style-name="T11">21</text:span> de <text:span text:style-name="T97">Ju</text:span><text:span text:style-name="T3">l</text:span><text:span text:style-name="T97">io</text:span> de 2015</text:p>
          </table:table-cell>
          <table:table-cell table:style-name="Tabla11.D2" office:value-type="string">
            <text:p text:style-name="P174"><text:span text:style-name="T74">Jhony Alexander Rocha</text:span></text:p>
          </table:table-cell>
        </table:table-row>
        <table:table-row table:style-name="Tabla11.1">
          <table:table-cell table:style-name="Tabla11.D1" table:number-columns-spanned="4" office:value-type="string">
            <text:p text:style-name="P159">Objetivo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2" table:number-columns-spanned="4" office:value-type="string">
            <text:p text:style-name="P178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1" table:number-columns-spanned="4" office:value-type="string">
            <text:p text:style-name="P167">Pasos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167">No.</text:p>
          </table:table-cell>
          <table:table-cell table:style-name="Tabla11.D1" table:number-columns-spanned="3" office:value-type="string">
            <text:p text:style-name="P167">Descripción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94">1</text:p>
          </table:table-cell>
          <table:table-cell table:style-name="Tabla11.D2" table:number-columns-spanned="3" office:value-type="string">
            <text:p text:style-name="P187">Detener servicio del IIS correspondiente al proyecto Talentos para el Empleo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250">2</text:p>
          </table:table-cell>
          <table:table-cell table:style-name="Tabla11.B8" table:number-columns-spanned="3" office:value-type="string">
            <text:p text:style-name="P20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250">3</text:p>
          </table:table-cell>
          <table:table-cell table:style-name="Tabla11.B8" table:number-columns-spanned="3" office:value-type="string">
            <text:p text:style-name="P187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250">4</text:p>
          </table:table-cell>
          <table:table-cell table:style-name="Tabla11.B8" table:number-columns-spanned="3" office:value-type="string">
            <text:p text:style-name="P187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29"><text:span text:style-name="T18">Fuente: </text:span>Elaboración propia</text:p>
      <text:p text:style-name="P98"/>
      <text:list xml:id="list115346539520636" text:continue-numbering="true" text:style-name="WWNum1">
        <text:list-item>
          <text:h text:style-name="P262" text:outline-level="1"><text:bookmark-start text:name="__RefHeading__5887_1487805163"/>Versión 0<text:span text:style-name="T16">10</text:span>. <text:span text:style-name="T32">Actualización</text:span> del Proyecto<text:bookmark-end text:name="__RefHeading__5887_1487805163"/></text:h>
        </text:list-item>
      </text:list>
      <text:p text:style-name="P117"/>
      <text:p text:style-name="P109"><text:span text:style-name="T21">En esta versión se actualizó y configuró el aplicativo para el manejo de reporte de </text:span><text:span text:style-name="T12">c</text:span><text:span text:style-name="T21">ierre de </text:span><text:span text:style-name="T12">m</text:span><text:span text:style-name="T21">ódulo, </text:span><text:span text:style-name="T15">reporte de </text:span><text:span text:style-name="T12">b</text:span><text:span text:style-name="T21">eneficiarios </text:span><text:span text:style-name="T12">y </text:span><text:span text:style-name="T15">sus </text:span><text:span text:style-name="T12">e</text:span><text:span text:style-name="T21">stados, r</text:span><text:span text:style-name="T17">eporte</text:span><text:span text:style-name="T12"> </text:span><text:span text:style-name="T17">de asistencia por beneficiario, reporte de cupos y reporte de planillas</text:span><text:span text:style-name="T21">.</text:span> <text:span text:style-name="T21">Para su implementación se realizaron los siguientes pasos:</text:span></text:p>
      <text:p text:style-name="P64"/>
      <text:p text:style-name="P271"><text:span text:style-name="T18">Tabla </text:span><text:span text:style-name="T18"><text:sequence text:ref-name="refTable9" text:name="Table" text:formula="ooow:Table+1" style:num-format="1">10</text:sequence></text:span><text:span text:style-name="T18">: </text:span><text:span text:style-name="T27">Paso a producción versión 00</text:span><text:span text:style-name="T16">10</text:span><text:span text:style-name="T27">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52">ID <text:span text:style-name="T27">PP</text:span></text:p>
          </table:table-cell>
          <table:covered-table-cell/>
          <table:table-cell table:style-name="Tabla12.A1" office:value-type="string">
            <text:p text:style-name="P152">Fecha</text:p>
          </table:table-cell>
          <table:table-cell table:style-name="Tabla12.D1" office:value-type="string">
            <text:p text:style-name="P152"><text:span text:style-name="T22">Ejecutado</text:span> por</text:p>
          </table:table-cell>
        </table:table-row>
        <table:table-row table:style-name="Tabla12.1">
          <table:table-cell table:style-name="Tabla12.A2" table:number-columns-spanned="2" office:value-type="string">
            <text:p text:style-name="P138"><text:span text:style-name="T22">PP</text:span>-0<text:span text:style-name="T16">10</text:span></text:p>
          </table:table-cell>
          <table:covered-table-cell/>
          <table:table-cell table:style-name="Tabla12.A2" office:value-type="string">
            <text:p text:style-name="P138"><text:span text:style-name="T11">2</text:span><text:span text:style-name="T16">7</text:span> de <text:span text:style-name="T97">Ju</text:span><text:span text:style-name="T3">l</text:span><text:span text:style-name="T97">io</text:span> de 2015</text:p>
          </table:table-cell>
          <table:table-cell table:style-name="Tabla12.D2" office:value-type="string">
            <text:p text:style-name="P175"><text:span text:style-name="T74">Jhony Alexander Rocha</text:span></text:p>
          </table:table-cell>
        </table:table-row>
        <table:table-row table:style-name="Tabla12.1">
          <table:table-cell table:style-name="Tabla12.D1" table:number-columns-spanned="4" office:value-type="string">
            <text:p text:style-name="P160">Objetivo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2" table:number-columns-spanned="4" office:value-type="string">
            <text:p text:style-name="P179"><text:span text:style-name="T33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1" table:number-columns-spanned="4" office:value-type="string">
            <text:p text:style-name="P168">Pasos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168">No.</text:p>
          </table:table-cell>
          <table:table-cell table:style-name="Tabla12.D1" table:number-columns-spanned="3" office:value-type="string">
            <text:p text:style-name="P168">Descripción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195">1</text:p>
          </table:table-cell>
          <table:table-cell table:style-name="Tabla12.D2" table:number-columns-spanned="3" office:value-type="string">
            <text:p text:style-name="P188">Detener servicio del IIS correspondiente al proyecto Talentos para el Empleo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1">2</text:p>
          </table:table-cell>
          <table:table-cell table:style-name="Tabla12.B8" table:number-columns-spanned="3" office:value-type="string">
            <text:p text:style-name="P70"><text:span text:style-name="T39">Ejecutar el script de</text:span><text:span text:style-name="T45"> </text:span><text:span text:style-name="T56">inserción de rutas de acceso al reporte de beneficiarios y sus estados</text:span><text:span text:style-name="T42"> </text:span><text:span text:style-name="T40">en la base de datos</text:span><text:span text:style-name="T39">.</text:span><text:span text:style-name="T35"> </text:span></text:p>
            <text:p text:style-name="P93">“<text:span text:style-name="T107">1-insert_paths_reporte_unidad_beneficiario_est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1">3</text:p>
          </table:table-cell>
          <table:table-cell table:style-name="Tabla12.B8" table:number-columns-spanned="3" office:value-type="string">
            <text:p text:style-name="P70"><text:span text:style-name="T39">Ejecutar el script de</text:span><text:span text:style-name="T45"> </text:span><text:span text:style-name="T57">creación de procedimiento almacenado para el reporte de asistencia por asistencia</text:span><text:span text:style-name="T42"> </text:span><text:span text:style-name="T40">en la base de datos</text:span><text:span text:style-name="T39">.</text:span><text:span text:style-name="T35"> </text:span></text:p>
            <text:p text:style-name="P94">“<text:span text:style-name="T108">2-create_sp_reporte_beneficiario_asistencia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1">4</text:p>
          </table:table-cell>
          <table:table-cell table:style-name="Tabla12.B8" table:number-columns-spanned="3" office:value-type="string">
            <text:p text:style-name="P71"><text:span text:style-name="T39">Ejecutar el script de</text:span><text:span text:style-name="T45"> </text:span><text:span text:style-name="T57">creación de procedimiento almacenado para el reporte de </text:span><text:span text:style-name="T58">cupos </text:span><text:span text:style-name="T57">por </text:span><text:span text:style-name="T58">paquete y programa de formación</text:span><text:span text:style-name="T42"> </text:span><text:span text:style-name="T40">en la base de datos</text:span><text:span text:style-name="T39">.</text:span><text:span text:style-name="T35"> </text:span></text:p>
            <text:p text:style-name="P94">“<text:span text:style-name="T108">3-create_sp_reporte_cupo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1">5</text:p>
          </table:table-cell>
          <table:table-cell table:style-name="Tabla12.B8" table:number-columns-spanned="3" office:value-type="string">
            <text:p text:style-name="P72"><text:span text:style-name="T39">Ejecutar el script de</text:span><text:span text:style-name="T45"> </text:span><text:span text:style-name="T57">creación de procedimiento almacenado para el reporte de </text:span><text:span text:style-name="T59">planillas generadas por programa de formación</text:span><text:span text:style-name="T42"> </text:span><text:span text:style-name="T40">en la base de datos</text:span><text:span text:style-name="T39">.</text:span><text:span text:style-name="T35"> </text:span></text:p>
            <text:p text:style-name="P94">“<text:span text:style-name="T108">4-create_sp_reporte_planilla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1">6</text:p>
          </table:table-cell>
          <table:table-cell table:style-name="Tabla12.B8" table:number-columns-spanned="3" office:value-type="string">
            <text:p text:style-name="P70"><text:span text:style-name="T39">Ejecutar el script de</text:span><text:span text:style-name="T45"> </text:span><text:span text:style-name="T50">actualización de l</text:span><text:span text:style-name="T60">os valores de cupos en la tabla paquete</text:span><text:span text:style-name="T50"> </text:span><text:span text:style-name="T40">en la base de datos</text:span><text:span text:style-name="T39">.</text:span><text:span text:style-name="T35"> </text:span></text:p>
            <text:p text:style-name="P94">“<text:span text:style-name="T108">5-actualizacion_cupos_paquete.sql</text:span>”</text:p>
          </table:table-cell>
          <table:covered-table-cell/>
          <table:covered-table-cell/>
        </table:table-row>
        <text:soft-page-break/>
        <table:table-row table:style-name="Tabla12.1">
          <table:table-cell table:style-name="Tabla12.A8" office:value-type="string">
            <text:p text:style-name="P251">7</text:p>
          </table:table-cell>
          <table:table-cell table:style-name="Tabla12.B8" table:number-columns-spanned="3" office:value-type="string">
            <text:p text:style-name="P70"><text:span text:style-name="T39">Ejecutar el script de</text:span><text:span text:style-name="T45"> </text:span><text:span text:style-name="T60">inserción de estado cerrado de módulo en la tabla de código de referencia</text:span><text:span text:style-name="T42"> </text:span><text:span text:style-name="T40">en la base de datos</text:span><text:span text:style-name="T39">.</text:span><text:span text:style-name="T35"> </text:span></text:p>
            <text:p text:style-name="P94">“<text:span text:style-name="T108">6-insert-codigo-referencia-estado-cerr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2">8</text:p>
          </table:table-cell>
          <table:table-cell table:style-name="Tabla12.B8" table:number-columns-spanned="3" office:value-type="string">
            <text:p text:style-name="P204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2">9</text:p>
          </table:table-cell>
          <table:table-cell table:style-name="Tabla12.B8" table:number-columns-spanned="3" office:value-type="string">
            <text:p text:style-name="P188">Copiar el proyecto compilado en la carpeta configurada en el IIS dentro del servidor de aplicaciones <text:span text:style-name="T100">del Ministerio de Trabajo</text:span>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252">10</text:p>
          </table:table-cell>
          <table:table-cell table:style-name="Tabla12.B8" table:number-columns-spanned="3" office:value-type="string">
            <text:p text:style-name="P18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130"><text:span text:style-name="T18">Fuente: </text:span>Elaboración propia</text:p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break-before="page" fo:keep-with-next="always" style:vertical-align="middle"/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Paso a producción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19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Paso a producción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1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19</text:page-number> de <text:page-count>19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Paso a producción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19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03T11:53:43.860000000</dc:date>
    <meta:editing-cycles>494</meta:editing-cycles>
    <meta:editing-duration>P1DT3H48M12S</meta:editing-duration>
    <meta:generator>LibreOffice/4.4.1.2$Windows_x86 LibreOffice_project/45e2de17089c24a1fa810c8f975a7171ba4cd432</meta:generator>
    <meta:document-statistic meta:table-count="13" meta:image-count="0" meta:object-count="0" meta:page-count="19" meta:paragraph-count="485" meta:word-count="3268" meta:character-count="23246" meta:non-whitespace-character-count="203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